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1">
            <text:p>5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01">
            <text:p>10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5">
            <text:p>17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969">
            <text:p>496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5825">
            <text:p>58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073">
            <text:p>100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0">
            <text:p>2020-11-2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6 - 1)">
            <text:p>(0.56 - 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4">
            <text:p>164</text:p>
          </table:table-cell>
          <table:table-cell office:value-type="float" office:value="72.75">
            <text:p>72.75</text:p>
          </table:table-cell>
          <table:table-cell office:value-type="float" office:value="0.202430555555556">
            <text:p>0.2024305556</text:p>
          </table:table-cell>
          <table:table-cell office:value-type="float" office:value="0.170833333333333">
            <text:p>0.1708333333</text:p>
          </table:table-cell>
          <table:table-cell office:value-type="float" office:value="0.0338057620817844">
            <text:p>0.0338057621</text:p>
          </table:table-cell>
          <table:table-cell office:value-type="float" office:value="1.78882407889661">
            <text:p>1.7888240789</text:p>
          </table:table-cell>
          <table:table-cell office:value-type="float" office:value="1.65511736111111">
            <text:p>1.6551173611</text:p>
          </table:table-cell>
          <table:table-cell office:value-type="float" office:value="1.12056011320411">
            <text:p>1.1205601132</text:p>
          </table:table-cell>
          <table:table-cell office:value-type="float" office:value="3.76005472661141">
            <text:p>3.7600547266</text:p>
          </table:table-cell>
          <table:table-cell office:value-type="float" office:value="4.39491425666644">
            <text:p>4.3949142567</text:p>
          </table:table-cell>
          <table:table-cell office:value-type="float" office:value="20.8484708387372">
            <text:p>20.848470838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5">
            <text:p>95</text:p>
          </table:table-cell>
          <table:table-cell office:value-type="float" office:value="33.25">
            <text:p>33.25</text:p>
          </table:table-cell>
          <table:table-cell office:value-type="float" office:value="0.24630376344086">
            <text:p>0.2463037634</text:p>
          </table:table-cell>
          <table:table-cell office:value-type="float" office:value="0.0806451612903226">
            <text:p>0.0806451613</text:p>
          </table:table-cell>
          <table:table-cell office:value-type="float" office:value="0.0115894039735099">
            <text:p>0.011589404</text:p>
          </table:table-cell>
          <table:table-cell office:value-type="float" office:value="1.98096763805787">
            <text:p>1.9809676381</text:p>
          </table:table-cell>
          <table:table-cell office:value-type="float" office:value="1.29500520291363">
            <text:p>1.2950052029</text:p>
          </table:table-cell>
          <table:table-cell office:value-type="float" office:value="1.04082616990483">
            <text:p>1.0408261699</text:p>
          </table:table-cell>
          <table:table-cell office:value-type="float" office:value="3.14806209895191">
            <text:p>3.148062099</text:p>
          </table:table-cell>
          <table:table-cell office:value-type="float" office:value="8.93711913900495">
            <text:p>8.937119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83.875">
            <text:p>183.8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33739026336792">
            <text:p>0.0733739026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736076920976">
            <text:p>1.2673607692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78926484788274">
            <text:p>9.789264847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41">
            <text:p>2541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15.625">
            <text:p>115.62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55037386855569">
            <text:p>0.0455037387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633214422588">
            <text:p>1.1633214423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5.5767556323539">
            <text:p>15.576755632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900">
            <text:p>2900</text:p>
          </table:table-cell>
          <table:table-cell office:value-type="float" office:value="16.25">
            <text:p>16.25</text:p>
          </table:table-cell>
          <table:table-cell office:value-type="float" office:value="120.625">
            <text:p>120.625</text:p>
          </table:table-cell>
          <table:table-cell office:value-type="float" office:value="123.875">
            <text:p>123.875</text:p>
          </table:table-cell>
          <table:table-cell office:value-type="float" office:value="0.0230823863636364">
            <text:p>0.0230823864</text:p>
          </table:table-cell>
          <table:table-cell office:value-type="float" office:value="0.0921504965622613">
            <text:p>0.0921504966</text:p>
          </table:table-cell>
          <table:table-cell office:value-type="float" office:value="0.0427155172413793">
            <text:p>0.0427155172</text:p>
          </table:table-cell>
          <table:table-cell office:value-type="float" office:value="1.0818326335308">
            <text:p>1.0818326335</text:p>
          </table:table-cell>
          <table:table-cell office:value-type="float" office:value="1.33917049744059">
            <text:p>1.3391704974</text:p>
          </table:table-cell>
          <table:table-cell office:value-type="float" office:value="1.1530805565547">
            <text:p>1.1530805566</text:p>
          </table:table-cell>
          <table:table-cell office:value-type="float" office:value="30.3745240882156">
            <text:p>30.3745240882</text:p>
          </table:table-cell>
          <table:table-cell office:value-type="float" office:value="7.86338649356207">
            <text:p>7.8633864936</text:p>
          </table:table-cell>
          <table:table-cell office:value-type="float" office:value="16.5712156704984">
            <text:p>16.571215670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96">
            <text:p>3396</text:p>
          </table:table-cell>
          <table:table-cell office:value-type="float" office:value="34">
            <text:p>34</text:p>
          </table:table-cell>
          <table:table-cell office:value-type="float" office:value="97.25">
            <text:p>97.25</text:p>
          </table:table-cell>
          <table:table-cell office:value-type="float" office:value="70">
            <text:p>70</text:p>
          </table:table-cell>
          <table:table-cell office:value-type="float" office:value="0.0435897435897436">
            <text:p>0.0435897436</text:p>
          </table:table-cell>
          <table:table-cell office:value-type="float" office:value="0.0633550488599349">
            <text:p>0.0633550489</text:p>
          </table:table-cell>
          <table:table-cell office:value-type="float" office:value="0.0206124852767962">
            <text:p>0.0206124853</text:p>
          </table:table-cell>
          <table:table-cell office:value-type="float" office:value="1.15628823142669">
            <text:p>1.1562882314</text:p>
          </table:table-cell>
          <table:table-cell office:value-type="float" office:value="1.22960984095322">
            <text:p>1.229609841</text:p>
          </table:table-cell>
          <table:table-cell office:value-type="float" office:value="1.07297645258539">
            <text:p>1.0729764526</text:p>
          </table:table-cell>
          <table:table-cell office:value-type="float" office:value="16.2457209437865">
            <text:p>16.2457209438</text:p>
          </table:table-cell>
          <table:table-cell office:value-type="float" office:value="11.2837033951714">
            <text:p>11.2837033952</text:p>
          </table:table-cell>
          <table:table-cell office:value-type="float" office:value="33.9729354391563">
            <text:p>33.972935439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7">
            <text:p>1727</text:p>
          </table:table-cell>
          <table:table-cell office:value-type="float" office:value="3629">
            <text:p>3629</text:p>
          </table:table-cell>
          <table:table-cell office:value-type="float" office:value="66.75">
            <text:p>66.75</text:p>
          </table:table-cell>
          <table:table-cell office:value-type="float" office:value="126.75">
            <text:p>126.75</text:p>
          </table:table-cell>
          <table:table-cell office:value-type="float" office:value="190.875">
            <text:p>190.875</text:p>
          </table:table-cell>
          <table:table-cell office:value-type="float" office:value="0.0806159420289855">
            <text:p>0.080615942</text:p>
          </table:table-cell>
          <table:table-cell office:value-type="float" office:value="0.0733931673422119">
            <text:p>0.0733931673</text:p>
          </table:table-cell>
          <table:table-cell office:value-type="float" office:value="0.0525971341967484">
            <text:p>0.0525971342</text:p>
          </table:table-cell>
          <table:table-cell office:value-type="float" office:value="1.29489370011552">
            <text:p>1.2948937001</text:p>
          </table:table-cell>
          <table:table-cell office:value-type="float" office:value="1.26743373744228">
            <text:p>1.2674337374</text:p>
          </table:table-cell>
          <table:table-cell office:value-type="float" office:value="1.18951222839901">
            <text:p>1.1895122284</text:p>
          </table:table-cell>
          <table:table-cell office:value-type="float" office:value="8.94023596860149">
            <text:p>8.9402359686</text:p>
          </table:table-cell>
          <table:table-cell office:value-type="float" office:value="9.7867841599084">
            <text:p>9.7867841599</text:p>
          </table:table-cell>
          <table:table-cell office:value-type="float" office:value="13.522033844981">
            <text:p>13.52203384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602">
            <text:p>1602</text:p>
          </table:table-cell>
          <table:table-cell office:value-type="float" office:value="3743">
            <text:p>3743</text:p>
          </table:table-cell>
          <table:table-cell office:value-type="float" office:value="20">
            <text:p>20</text:p>
          </table:table-cell>
          <table:table-cell office:value-type="float" office:value="106.25">
            <text:p>106.25</text:p>
          </table:table-cell>
          <table:table-cell office:value-type="float" office:value="71.125">
            <text:p>71.125</text:p>
          </table:table-cell>
          <table:table-cell office:value-type="float" office:value="0.0263852242744063">
            <text:p>0.0263852243</text:p>
          </table:table-cell>
          <table:table-cell office:value-type="float" office:value="0.0663233458177278">
            <text:p>0.0663233458</text:p>
          </table:table-cell>
          <table:table-cell office:value-type="float" office:value="0.0190021373230029">
            <text:p>0.0190021373</text:p>
          </table:table-cell>
          <table:table-cell office:value-type="float" office:value="1.09371279787804">
            <text:p>1.0937127979</text:p>
          </table:table-cell>
          <table:table-cell office:value-type="float" office:value="1.24075333131495">
            <text:p>1.2407533313</text:p>
          </table:table-cell>
          <table:table-cell office:value-type="float" office:value="1.06721519982728">
            <text:p>1.0672151998</text:p>
          </table:table-cell>
          <table:table-cell office:value-type="float" office:value="26.6153474398358">
            <text:p>26.6153474398</text:p>
          </table:table-cell>
          <table:table-cell office:value-type="float" office:value="10.7938930968766">
            <text:p>10.79389309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88">
            <text:p>1788</text:p>
          </table:table-cell>
          <table:table-cell office:value-type="float" office:value="4397">
            <text:p>4397</text:p>
          </table:table-cell>
          <table:table-cell office:value-type="float" office:value="29.75">
            <text:p>29.75</text:p>
          </table:table-cell>
          <table:table-cell office:value-type="float" office:value="121.75">
            <text:p>121.75</text:p>
          </table:table-cell>
          <table:table-cell office:value-type="float" office:value="36.25">
            <text:p>36.25</text:p>
          </table:table-cell>
          <table:table-cell office:value-type="float" office:value="0.0350825471698113">
            <text:p>0.0350825472</text:p>
          </table:table-cell>
          <table:table-cell office:value-type="float" office:value="0.068092841163311">
            <text:p>0.0680928412</text:p>
          </table:table-cell>
          <table:table-cell office:value-type="float" office:value="0.00824425744826018">
            <text:p>0.0082442574</text:p>
          </table:table-cell>
          <table:table-cell office:value-type="float" office:value="1.12520125392155">
            <text:p>1.1252012539</text:p>
          </table:table-cell>
          <table:table-cell office:value-type="float" office:value="1.24741274870626">
            <text:p>1.2474127487</text:p>
          </table:table-cell>
          <table:table-cell office:value-type="float" office:value="1.02898811791942">
            <text:p>1.0289881179</text:p>
          </table:table-cell>
          <table:table-cell office:value-type="float" office:value="20.102188947801">
            <text:p>20.1021889478</text:p>
          </table:table-cell>
          <table:table-cell office:value-type="float" office:value="10.5222115785841">
            <text:p>10.5222115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10">
            <text:p>1910</text:p>
          </table:table-cell>
          <table:table-cell office:value-type="float" office:value="3803">
            <text:p>3803</text:p>
          </table:table-cell>
          <table:table-cell office:value-type="float" office:value="15.75">
            <text:p>15.75</text:p>
          </table:table-cell>
          <table:table-cell office:value-type="float" office:value="104.375">
            <text:p>104.375</text:p>
          </table:table-cell>
          <table:table-cell office:value-type="float" office:value="251.75">
            <text:p>251.75</text:p>
          </table:table-cell>
          <table:table-cell office:value-type="float" office:value="0.0151734104046243">
            <text:p>0.0151734104</text:p>
          </table:table-cell>
          <table:table-cell office:value-type="float" office:value="0.0546465968586387">
            <text:p>0.0546465969</text:p>
          </table:table-cell>
          <table:table-cell office:value-type="float" office:value="0.0661977386273994">
            <text:p>0.0661977386</text:p>
          </table:table-cell>
          <table:table-cell office:value-type="float" office:value="1.05355819188747">
            <text:p>1.0535581919</text:p>
          </table:table-cell>
          <table:table-cell office:value-type="float" office:value="1.19711614007977">
            <text:p>1.1971161401</text:p>
          </table:table-cell>
          <table:table-cell office:value-type="float" office:value="1.24028108077069">
            <text:p>1.2402810808</text:p>
          </table:table-cell>
          <table:table-cell office:value-type="float" office:value="0">
            <text:p>0</text:p>
          </table:table-cell>
          <table:table-cell office:value-type="float" office:value="13.0276787977587">
            <text:p>13.0276787978</text:p>
          </table:table-cell>
          <table:table-cell office:value-type="float" office:value="10.8137302500509">
            <text:p>10.813730250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67">
            <text:p>2167</text:p>
          </table:table-cell>
          <table:table-cell office:value-type="float" office:value="4760">
            <text:p>4760</text:p>
          </table:table-cell>
          <table:table-cell office:value-type="float" office:value="44.875">
            <text:p>44.875</text:p>
          </table:table-cell>
          <table:table-cell office:value-type="float" office:value="97">
            <text:p>97</text:p>
          </table:table-cell>
          <table:table-cell office:value-type="float" office:value="212.375">
            <text:p>212.375</text:p>
          </table:table-cell>
          <table:table-cell office:value-type="float" office:value="0.044081532416503">
            <text:p>0.0440815324</text:p>
          </table:table-cell>
          <table:table-cell office:value-type="float" office:value="0.04476234425473">
            <text:p>0.0447623443</text:p>
          </table:table-cell>
          <table:table-cell office:value-type="float" office:value="0.0446165966386555">
            <text:p>0.0446165966</text:p>
          </table:table-cell>
          <table:table-cell office:value-type="float" office:value="1.15809399919813">
            <text:p>1.1580939992</text:p>
          </table:table-cell>
          <table:table-cell office:value-type="float" office:value="1.16059539311939">
            <text:p>1.1605953931</text:p>
          </table:table-cell>
          <table:table-cell office:value-type="float" office:value="1.1600597439987">
            <text:p>1.160059744</text:p>
          </table:table-cell>
          <table:table-cell office:value-type="float" office:value="16.0682898497061">
            <text:p>16.0682898497</text:p>
          </table:table-cell>
          <table:table-cell office:value-type="float" office:value="15.8290952246535">
            <text:p>15.8290952247</text:p>
          </table:table-cell>
          <table:table-cell office:value-type="float" office:value="15.8796878054418">
            <text:p>15.879687805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2012">
            <text:p>2012</text:p>
          </table:table-cell>
          <table:table-cell office:value-type="float" office:value="3362">
            <text:p>3362</text:p>
          </table:table-cell>
          <table:table-cell office:value-type="float" office:value="61.75">
            <text:p>61.75</text:p>
          </table:table-cell>
          <table:table-cell office:value-type="float" office:value="139.25">
            <text:p>139.25</text:p>
          </table:table-cell>
          <table:table-cell office:value-type="float" office:value="233.5">
            <text:p>233.5</text:p>
          </table:table-cell>
          <table:table-cell office:value-type="float" office:value="0.0570702402957486">
            <text:p>0.0570702403</text:p>
          </table:table-cell>
          <table:table-cell office:value-type="float" office:value="0.0692097415506958">
            <text:p>0.0692097416</text:p>
          </table:table-cell>
          <table:table-cell office:value-type="float" office:value="0.0694527067221892">
            <text:p>0.0694527067</text:p>
          </table:table-cell>
          <table:table-cell office:value-type="float" office:value="1.20612958519685">
            <text:p>1.2061295852</text:p>
          </table:table-cell>
          <table:table-cell office:value-type="float" office:value="1.25162247254544">
            <text:p>1.2516224725</text:p>
          </table:table-cell>
          <table:table-cell office:value-type="float" office:value="1.2525388833309">
            <text:p>1.2525388833</text:p>
          </table:table-cell>
          <table:table-cell office:value-type="float" office:value="12.4888779934927">
            <text:p>12.4888779935</text:p>
          </table:table-cell>
          <table:table-cell office:value-type="float" office:value="10.3578763185661">
            <text:p>10.3578763186</text:p>
          </table:table-cell>
          <table:table-cell office:value-type="float" office:value="10.3228273131428">
            <text:p>10.322827313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206">
            <text:p>2206</text:p>
          </table:table-cell>
          <table:table-cell office:value-type="float" office:value="3838">
            <text:p>3838</text:p>
          </table:table-cell>
          <table:table-cell office:value-type="float" office:value="54.5">
            <text:p>54.5</text:p>
          </table:table-cell>
          <table:table-cell office:value-type="float" office:value="170">
            <text:p>170</text:p>
          </table:table-cell>
          <table:table-cell office:value-type="float" office:value="243.625">
            <text:p>243.625</text:p>
          </table:table-cell>
          <table:table-cell office:value-type="float" office:value="0.0478489903424056">
            <text:p>0.0478489903</text:p>
          </table:table-cell>
          <table:table-cell office:value-type="float" office:value="0.0770625566636446">
            <text:p>0.0770625567</text:p>
          </table:table-cell>
          <table:table-cell office:value-type="float" office:value="0.0634770713913497">
            <text:p>0.0634770714</text:p>
          </table:table-cell>
          <table:table-cell office:value-type="float" office:value="1.17195893691692">
            <text:p>1.1719589369</text:p>
          </table:table-cell>
          <table:table-cell office:value-type="float" office:value="1.28135867809625">
            <text:p>1.2813586781</text:p>
          </table:table-cell>
          <table:table-cell office:value-type="float" office:value="1.23006725351087">
            <text:p>1.2300672535</text:p>
          </table:table-cell>
          <table:table-cell office:value-type="float" office:value="14.8300140690646">
            <text:p>14.8300140691</text:p>
          </table:table-cell>
          <table:table-cell office:value-type="float" office:value="9.33688986092666">
            <text:p>9.3368898609</text:p>
          </table:table-cell>
          <table:table-cell office:value-type="float" office:value="11.2626654073746">
            <text:p>11.262665407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526">
            <text:p>2526</text:p>
          </table:table-cell>
          <table:table-cell office:value-type="float" office:value="5301">
            <text:p>5301</text:p>
          </table:table-cell>
          <table:table-cell office:value-type="float" office:value="101">
            <text:p>101</text:p>
          </table:table-cell>
          <table:table-cell office:value-type="float" office:value="135.375">
            <text:p>135.375</text:p>
          </table:table-cell>
          <table:table-cell office:value-type="float" office:value="253.875">
            <text:p>253.875</text:p>
          </table:table-cell>
          <table:table-cell office:value-type="float" office:value="0.0758258258258258">
            <text:p>0.0758258258</text:p>
          </table:table-cell>
          <table:table-cell office:value-type="float" office:value="0.0535926365795724">
            <text:p>0.0535926366</text:p>
          </table:table-cell>
          <table:table-cell office:value-type="float" office:value="0.0478919071873231">
            <text:p>0.0478919072</text:p>
          </table:table-cell>
          <table:table-cell office:value-type="float" office:value="1.27665951988024">
            <text:p>1.2766595199</text:p>
          </table:table-cell>
          <table:table-cell office:value-type="float" office:value="1.19320368259178">
            <text:p>1.1932036826</text:p>
          </table:table-cell>
          <table:table-cell office:value-type="float" office:value="1.17211719931275">
            <text:p>1.1721171993</text:p>
          </table:table-cell>
          <table:table-cell office:value-type="float" office:value="9.48365957570967">
            <text:p>9.4836595757</text:p>
          </table:table-cell>
          <table:table-cell office:value-type="float" office:value="13.2771853668939">
            <text:p>13.2771853669</text:p>
          </table:table-cell>
          <table:table-cell office:value-type="float" office:value="14.8170303990897">
            <text:p>14.817030399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487">
            <text:p>1487</text:p>
          </table:table-cell>
          <table:table-cell office:value-type="float" office:value="2658">
            <text:p>2658</text:p>
          </table:table-cell>
          <table:table-cell office:value-type="float" office:value="4647">
            <text:p>4647</text:p>
          </table:table-cell>
          <table:table-cell office:value-type="float" office:value="140.75">
            <text:p>140.75</text:p>
          </table:table-cell>
          <table:table-cell office:value-type="float" office:value="106.25">
            <text:p>106.25</text:p>
          </table:table-cell>
          <table:table-cell office:value-type="float" office:value="210.375">
            <text:p>210.375</text:p>
          </table:table-cell>
          <table:table-cell office:value-type="float" office:value="0.0946536650975118">
            <text:p>0.0946536651</text:p>
          </table:table-cell>
          <table:table-cell office:value-type="float" office:value="0.0399736644093303">
            <text:p>0.0399736644</text:p>
          </table:table-cell>
          <table:table-cell office:value-type="float" office:value="0.0452711426726921">
            <text:p>0.0452711427</text:p>
          </table:table-cell>
          <table:table-cell office:value-type="float" office:value="1.34884808782142">
            <text:p>1.3488480878</text:p>
          </table:table-cell>
          <table:table-cell office:value-type="float" office:value="1.14303969737142">
            <text:p>1.1430396974</text:p>
          </table:table-cell>
          <table:table-cell office:value-type="float" office:value="1.16246597301785">
            <text:p>1.162465973</text:p>
          </table:table-cell>
          <table:table-cell office:value-type="float" office:value="7.66433339876545">
            <text:p>7.6643333988</text:p>
          </table:table-cell>
          <table:table-cell office:value-type="float" office:value="17.6844056895288">
            <text:p>17.6844056895</text:p>
          </table:table-cell>
          <table:table-cell office:value-type="float" office:value="15.6550319692952">
            <text:p>15.655031969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92">
            <text:p>1692</text:p>
          </table:table-cell>
          <table:table-cell office:value-type="float" office:value="2821">
            <text:p>2821</text:p>
          </table:table-cell>
          <table:table-cell office:value-type="float" office:value="5469">
            <text:p>5469</text:p>
          </table:table-cell>
          <table:table-cell office:value-type="float" office:value="102.25">
            <text:p>102.25</text:p>
          </table:table-cell>
          <table:table-cell office:value-type="float" office:value="169.375">
            <text:p>169.375</text:p>
          </table:table-cell>
          <table:table-cell office:value-type="float" office:value="295.375">
            <text:p>295.375</text:p>
          </table:table-cell>
          <table:table-cell office:value-type="float" office:value="0.0604314420803782">
            <text:p>0.0604314421</text:p>
          </table:table-cell>
          <table:table-cell office:value-type="float" office:value="0.060040765685927">
            <text:p>0.0600407657</text:p>
          </table:table-cell>
          <table:table-cell office:value-type="float" office:value="0.0540089595904187">
            <text:p>0.0540089596</text:p>
          </table:table-cell>
          <table:table-cell office:value-type="float" office:value="1.21866788729748">
            <text:p>1.2186678873</text:p>
          </table:table-cell>
          <table:table-cell office:value-type="float" office:value="1.21720827124728">
            <text:p>1.2172082712</text:p>
          </table:table-cell>
          <table:table-cell office:value-type="float" office:value="1.1947486152899">
            <text:p>1.1947486153</text:p>
          </table:table-cell>
          <table:table-cell office:value-type="float" office:value="11.8131603736689">
            <text:p>11.8131603737</text:p>
          </table:table-cell>
          <table:table-cell office:value-type="float" office:value="11.887815092997">
            <text:p>11.887815093</text:p>
          </table:table-cell>
          <table:table-cell office:value-type="float" office:value="13.177464895293">
            <text:p>13.177464895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26">
            <text:p>1726</text:p>
          </table:table-cell>
          <table:table-cell office:value-type="float" office:value="2962">
            <text:p>2962</text:p>
          </table:table-cell>
          <table:table-cell office:value-type="float" office:value="5522">
            <text:p>5522</text:p>
          </table:table-cell>
          <table:table-cell office:value-type="float" office:value="84.25">
            <text:p>84.25</text:p>
          </table:table-cell>
          <table:table-cell office:value-type="float" office:value="193.625">
            <text:p>193.625</text:p>
          </table:table-cell>
          <table:table-cell office:value-type="float" office:value="324.875">
            <text:p>324.875</text:p>
          </table:table-cell>
          <table:table-cell office:value-type="float" office:value="0.0488122827346466">
            <text:p>0.0488122827</text:p>
          </table:table-cell>
          <table:table-cell office:value-type="float" office:value="0.0653696826468602">
            <text:p>0.0653696826</text:p>
          </table:table-cell>
          <table:table-cell office:value-type="float" office:value="0.0588328504165158">
            <text:p>0.0588328504</text:p>
          </table:table-cell>
          <table:table-cell office:value-type="float" office:value="1.17551296190497">
            <text:p>1.1755129619</text:p>
          </table:table-cell>
          <table:table-cell office:value-type="float" office:value="1.23716935226634">
            <text:p>1.2371693523</text:p>
          </table:table-cell>
          <table:table-cell office:value-type="float" office:value="1.21269913286254">
            <text:p>1.2126991329</text:p>
          </table:table-cell>
          <table:table-cell office:value-type="float" office:value="14.5440823663564">
            <text:p>14.5440823664</text:p>
          </table:table-cell>
          <table:table-cell office:value-type="float" office:value="10.9464124056852">
            <text:p>10.9464124057</text:p>
          </table:table-cell>
          <table:table-cell office:value-type="float" office:value="12.1249068481879">
            <text:p>12.124906848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86">
            <text:p>1986</text:p>
          </table:table-cell>
          <table:table-cell office:value-type="float" office:value="3142">
            <text:p>3142</text:p>
          </table:table-cell>
          <table:table-cell office:value-type="float" office:value="5817">
            <text:p>5817</text:p>
          </table:table-cell>
          <table:table-cell office:value-type="float" office:value="122.125">
            <text:p>122.125</text:p>
          </table:table-cell>
          <table:table-cell office:value-type="float" office:value="278.875">
            <text:p>278.875</text:p>
          </table:table-cell>
          <table:table-cell office:value-type="float" office:value="388.625">
            <text:p>388.625</text:p>
          </table:table-cell>
          <table:table-cell office:value-type="float" office:value="0.0614929506545821">
            <text:p>0.0614929507</text:p>
          </table:table-cell>
          <table:table-cell office:value-type="float" office:value="0.0887571610439211">
            <text:p>0.088757161</text:p>
          </table:table-cell>
          <table:table-cell office:value-type="float" office:value="0.0668084923500086">
            <text:p>0.0668084924</text:p>
          </table:table-cell>
          <table:table-cell office:value-type="float" office:value="1.22263683793224">
            <text:p>1.2226368379</text:p>
          </table:table-cell>
          <table:table-cell office:value-type="float" office:value="1.32609061758141">
            <text:p>1.3260906176</text:p>
          </table:table-cell>
          <table:table-cell office:value-type="float" office:value="1.24257793753919">
            <text:p>1.2425779375</text:p>
          </table:table-cell>
          <table:table-cell office:value-type="float" office:value="11.6151046494192">
            <text:p>11.6151046494</text:p>
          </table:table-cell>
          <table:table-cell office:value-type="float" office:value="8.15114120936772">
            <text:p>8.1511412094</text:p>
          </table:table-cell>
          <table:table-cell office:value-type="float" office:value="10.7179740773686">
            <text:p>10.717974077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22">
            <text:p>2022</text:p>
          </table:table-cell>
          <table:table-cell office:value-type="float" office:value="3294">
            <text:p>3294</text:p>
          </table:table-cell>
          <table:table-cell office:value-type="float" office:value="5660">
            <text:p>5660</text:p>
          </table:table-cell>
          <table:table-cell office:value-type="float" office:value="129.625">
            <text:p>129.625</text:p>
          </table:table-cell>
          <table:table-cell office:value-type="float" office:value="203.625">
            <text:p>203.625</text:p>
          </table:table-cell>
          <table:table-cell office:value-type="float" office:value="488.375">
            <text:p>488.375</text:p>
          </table:table-cell>
          <table:table-cell office:value-type="float" office:value="0.0641073194856578">
            <text:p>0.0641073195</text:p>
          </table:table-cell>
          <table:table-cell office:value-type="float" office:value="0.0618169398907104">
            <text:p>0.0618169399</text:p>
          </table:table-cell>
          <table:table-cell office:value-type="float" office:value="0.0862853356890459">
            <text:p>0.0862853357</text:p>
          </table:table-cell>
          <table:table-cell office:value-type="float" office:value="1.23243072508661">
            <text:p>1.2324307251</text:p>
          </table:table-cell>
          <table:table-cell office:value-type="float" office:value="1.22384910437009">
            <text:p>1.2238491044</text:p>
          </table:table-cell>
          <table:table-cell office:value-type="float" office:value="1.3165911868554">
            <text:p>1.3165911869</text:p>
          </table:table-cell>
          <table:table-cell office:value-type="float" office:value="11.1552786084518">
            <text:p>11.1552786085</text:p>
          </table:table-cell>
          <table:table-cell office:value-type="float" office:value="11.5560093755413">
            <text:p>11.5560093755</text:p>
          </table:table-cell>
          <table:table-cell office:value-type="float" office:value="8.37499144002827">
            <text:p>8.3749914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35">
            <text:p>1835</text:p>
          </table:table-cell>
          <table:table-cell office:value-type="float" office:value="3433">
            <text:p>3433</text:p>
          </table:table-cell>
          <table:table-cell office:value-type="float" office:value="6837">
            <text:p>6837</text:p>
          </table:table-cell>
          <table:table-cell office:value-type="float" office:value="121.625">
            <text:p>121.625</text:p>
          </table:table-cell>
          <table:table-cell office:value-type="float" office:value="189.625">
            <text:p>189.625</text:p>
          </table:table-cell>
          <table:table-cell office:value-type="float" office:value="382">
            <text:p>382</text:p>
          </table:table-cell>
          <table:table-cell office:value-type="float" office:value="0.0662806539509537">
            <text:p>0.066280654</text:p>
          </table:table-cell>
          <table:table-cell office:value-type="float" office:value="0.0552359452374017">
            <text:p>0.0552359452</text:p>
          </table:table-cell>
          <table:table-cell office:value-type="float" office:value="0.0558724586807079">
            <text:p>0.0558724587</text:p>
          </table:table-cell>
          <table:table-cell office:value-type="float" office:value="1.24059281400114">
            <text:p>1.240592814</text:p>
          </table:table-cell>
          <table:table-cell office:value-type="float" office:value="1.19930578723759">
            <text:p>1.1993057872</text:p>
          </table:table-cell>
          <table:table-cell office:value-type="float" office:value="1.20167219939497">
            <text:p>1.2016721994</text:p>
          </table:table-cell>
          <table:table-cell office:value-type="float" office:value="10.8006269949892">
            <text:p>10.800626995</text:p>
          </table:table-cell>
          <table:table-cell office:value-type="float" office:value="12.8923107493578">
            <text:p>12.8923107494</text:p>
          </table:table-cell>
          <table:table-cell office:value-type="float" office:value="12.7493162756848">
            <text:p>12.749316275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52">
            <text:p>1952</text:p>
          </table:table-cell>
          <table:table-cell office:value-type="float" office:value="3710">
            <text:p>3710</text:p>
          </table:table-cell>
          <table:table-cell office:value-type="float" office:value="7012">
            <text:p>7012</text:p>
          </table:table-cell>
          <table:table-cell office:value-type="float" office:value="134.125">
            <text:p>134.125</text:p>
          </table:table-cell>
          <table:table-cell office:value-type="float" office:value="262.75">
            <text:p>262.75</text:p>
          </table:table-cell>
          <table:table-cell office:value-type="float" office:value="323.125">
            <text:p>323.125</text:p>
          </table:table-cell>
          <table:table-cell office:value-type="float" office:value="0.0687115778688525">
            <text:p>0.0687115779</text:p>
          </table:table-cell>
          <table:table-cell office:value-type="float" office:value="0.070822102425876">
            <text:p>0.0708221024</text:p>
          </table:table-cell>
          <table:table-cell office:value-type="float" office:value="0.0460817170564746">
            <text:p>0.0460817171</text:p>
          </table:table-cell>
          <table:table-cell office:value-type="float" office:value="1.24974423317011">
            <text:p>1.2497442332</text:p>
          </table:table-cell>
          <table:table-cell office:value-type="float" office:value="1.25770826806693">
            <text:p>1.2577082681</text:p>
          </table:table-cell>
          <table:table-cell office:value-type="float" office:value="1.16544811800553">
            <text:p>1.165448118</text:p>
          </table:table-cell>
          <table:table-cell office:value-type="float" office:value="10.430513889662">
            <text:p>10.4305138897</text:p>
          </table:table-cell>
          <table:table-cell office:value-type="float" office:value="10.1297804670927">
            <text:p>10.1297804671</text:p>
          </table:table-cell>
          <table:table-cell office:value-type="float" office:value="15.3856674336451">
            <text:p>15.38566743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94">
            <text:p>2294</text:p>
          </table:table-cell>
          <table:table-cell office:value-type="float" office:value="4097">
            <text:p>4097</text:p>
          </table:table-cell>
          <table:table-cell office:value-type="float" office:value="7717">
            <text:p>7717</text:p>
          </table:table-cell>
          <table:table-cell office:value-type="float" office:value="125.875">
            <text:p>125.875</text:p>
          </table:table-cell>
          <table:table-cell office:value-type="float" office:value="357.375">
            <text:p>357.375</text:p>
          </table:table-cell>
          <table:table-cell office:value-type="float" office:value="249.5">
            <text:p>249.5</text:p>
          </table:table-cell>
          <table:table-cell office:value-type="float" office:value="0.0548714036617262">
            <text:p>0.0548714037</text:p>
          </table:table-cell>
          <table:table-cell office:value-type="float" office:value="0.0872284598486698">
            <text:p>0.0872284598</text:p>
          </table:table-cell>
          <table:table-cell office:value-type="float" office:value="0.032331216794091">
            <text:p>0.0323312168</text:p>
          </table:table-cell>
          <table:table-cell office:value-type="float" office:value="1.19795121985807">
            <text:p>1.1979512199</text:p>
          </table:table-cell>
          <table:table-cell office:value-type="float" office:value="1.32021286571718">
            <text:p>1.3202128657</text:p>
          </table:table-cell>
          <table:table-cell office:value-type="float" office:value="1.11520806163492">
            <text:p>1.1152080616</text:p>
          </table:table-cell>
          <table:table-cell office:value-type="float" office:value="12.9756997188518">
            <text:p>12.9756997189</text:p>
          </table:table-cell>
          <table:table-cell office:value-type="float" office:value="8.28808546754851">
            <text:p>8.2880854675</text:p>
          </table:table-cell>
          <table:table-cell office:value-type="float" office:value="21.78368071096">
            <text:p>21.78368071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428">
            <text:p>2428</text:p>
          </table:table-cell>
          <table:table-cell office:value-type="float" office:value="4465">
            <text:p>4465</text:p>
          </table:table-cell>
          <table:table-cell office:value-type="float" office:value="9224">
            <text:p>9224</text:p>
          </table:table-cell>
          <table:table-cell office:value-type="float" office:value="163.75">
            <text:p>163.75</text:p>
          </table:table-cell>
          <table:table-cell office:value-type="float" office:value="337.75">
            <text:p>337.75</text:p>
          </table:table-cell>
          <table:table-cell office:value-type="float" office:value="362">
            <text:p>362</text:p>
          </table:table-cell>
          <table:table-cell office:value-type="float" office:value="0.0674423393739703">
            <text:p>0.0674423394</text:p>
          </table:table-cell>
          <table:table-cell office:value-type="float" office:value="0.0756438969764838">
            <text:p>0.075643897</text:p>
          </table:table-cell>
          <table:table-cell office:value-type="float" office:value="0.0392454466608846">
            <text:p>0.0392454467</text:p>
          </table:table-cell>
          <table:table-cell office:value-type="float" office:value="1.24496318732375">
            <text:p>1.2449631873</text:p>
          </table:table-cell>
          <table:table-cell office:value-type="float" office:value="1.27596875775128">
            <text:p>1.2759687578</text:p>
          </table:table-cell>
          <table:table-cell office:value-type="float" office:value="1.14037786527698">
            <text:p>1.1403778653</text:p>
          </table:table-cell>
          <table:table-cell office:value-type="float" office:value="10.6204305694182">
            <text:p>10.6204305694</text:p>
          </table:table-cell>
          <table:table-cell office:value-type="float" office:value="9.50565482384121">
            <text:p>9.5056548238</text:p>
          </table:table-cell>
          <table:table-cell office:value-type="float" office:value="18.0061997973108">
            <text:p>18.006199797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420">
            <text:p>2420</text:p>
          </table:table-cell>
          <table:table-cell office:value-type="float" office:value="4511">
            <text:p>4511</text:p>
          </table:table-cell>
          <table:table-cell office:value-type="float" office:value="8928">
            <text:p>8928</text:p>
          </table:table-cell>
          <table:table-cell office:value-type="float" office:value="173.375">
            <text:p>173.375</text:p>
          </table:table-cell>
          <table:table-cell office:value-type="float" office:value="260.75">
            <text:p>260.75</text:p>
          </table:table-cell>
          <table:table-cell office:value-type="float" office:value="303.875">
            <text:p>303.875</text:p>
          </table:table-cell>
          <table:table-cell office:value-type="float" office:value="0.0716425619834711">
            <text:p>0.071642562</text:p>
          </table:table-cell>
          <table:table-cell office:value-type="float" office:value="0.0578031478607847">
            <text:p>0.0578031479</text:p>
          </table:table-cell>
          <table:table-cell office:value-type="float" office:value="0.0340361783154122">
            <text:p>0.0340361783</text:p>
          </table:table-cell>
          <table:table-cell office:value-type="float" office:value="1.26080897404976">
            <text:p>1.260808974</text:p>
          </table:table-cell>
          <table:table-cell office:value-type="float" office:value="1.20885977716187">
            <text:p>1.2088597772</text:p>
          </table:table-cell>
          <table:table-cell office:value-type="float" office:value="1.12139720851521">
            <text:p>1.1213972085</text:p>
          </table:table-cell>
          <table:table-cell office:value-type="float" office:value="10.0176524708825">
            <text:p>10.0176524709</text:p>
          </table:table-cell>
          <table:table-cell office:value-type="float" office:value="12.3348405343699">
            <text:p>12.3348405344</text:p>
          </table:table-cell>
          <table:table-cell office:value-type="float" office:value="20.7096523585044">
            <text:p>20.709652358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706">
            <text:p>2706</text:p>
          </table:table-cell>
          <table:table-cell office:value-type="float" office:value="4749">
            <text:p>4749</text:p>
          </table:table-cell>
          <table:table-cell office:value-type="float" office:value="8517">
            <text:p>8517</text:p>
          </table:table-cell>
          <table:table-cell office:value-type="float" office:value="191.875">
            <text:p>191.875</text:p>
          </table:table-cell>
          <table:table-cell office:value-type="float" office:value="354.25">
            <text:p>354.25</text:p>
          </table:table-cell>
          <table:table-cell office:value-type="float" office:value="441.5">
            <text:p>441.5</text:p>
          </table:table-cell>
          <table:table-cell office:value-type="float" office:value="0.0709072431633407">
            <text:p>0.0709072432</text:p>
          </table:table-cell>
          <table:table-cell office:value-type="float" office:value="0.0745946515055801">
            <text:p>0.0745946515</text:p>
          </table:table-cell>
          <table:table-cell office:value-type="float" office:value="0.0518375014676529">
            <text:p>0.0518375015</text:p>
          </table:table-cell>
          <table:table-cell office:value-type="float" office:value="1.25802991185242">
            <text:p>1.2580299119</text:p>
          </table:table-cell>
          <table:table-cell office:value-type="float" office:value="1.27198742985468">
            <text:p>1.2719874299</text:p>
          </table:table-cell>
          <table:table-cell office:value-type="float" office:value="1.18669802319127">
            <text:p>1.1866980232</text:p>
          </table:table-cell>
          <table:table-cell office:value-type="float" office:value="10.1180241010933">
            <text:p>10.1180241011</text:p>
          </table:table-cell>
          <table:table-cell office:value-type="float" office:value="9.63460170260276">
            <text:p>9.6346017026</text:p>
          </table:table-cell>
          <table:table-cell office:value-type="float" office:value="13.7151936432139">
            <text:p>13.715193643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828">
            <text:p>2828</text:p>
          </table:table-cell>
          <table:table-cell office:value-type="float" office:value="5150">
            <text:p>5150</text:p>
          </table:table-cell>
          <table:table-cell office:value-type="float" office:value="8623">
            <text:p>8623</text:p>
          </table:table-cell>
          <table:table-cell office:value-type="float" office:value="212.5">
            <text:p>212.5</text:p>
          </table:table-cell>
          <table:table-cell office:value-type="float" office:value="216.625">
            <text:p>216.625</text:p>
          </table:table-cell>
          <table:table-cell office:value-type="float" office:value="293">
            <text:p>293</text:p>
          </table:table-cell>
          <table:table-cell office:value-type="float" office:value="0.0751414427157001">
            <text:p>0.0751414427</text:p>
          </table:table-cell>
          <table:table-cell office:value-type="float" office:value="0.0420631067961165">
            <text:p>0.0420631068</text:p>
          </table:table-cell>
          <table:table-cell office:value-type="float" office:value="0.0339788936565001">
            <text:p>0.0339788937</text:p>
          </table:table-cell>
          <table:table-cell office:value-type="float" office:value="1.27406167287521">
            <text:p>1.2740616729</text:p>
          </table:table-cell>
          <table:table-cell office:value-type="float" office:value="1.15068871149496">
            <text:p>1.1506887115</text:p>
          </table:table-cell>
          <table:table-cell office:value-type="float" office:value="1.12118907561742">
            <text:p>1.1211890756</text:p>
          </table:table-cell>
          <table:table-cell office:value-type="float" office:value="9.56695472395046">
            <text:p>9.566954724</text:p>
          </table:table-cell>
          <table:table-cell office:value-type="float" office:value="16.8229379886779">
            <text:p>16.8229379887</text:p>
          </table:table-cell>
          <table:table-cell office:value-type="float" office:value="20.7439887176511">
            <text:p>20.743988717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3150">
            <text:p>3150</text:p>
          </table:table-cell>
          <table:table-cell office:value-type="float" office:value="5745">
            <text:p>5745</text:p>
          </table:table-cell>
          <table:table-cell office:value-type="float" office:value="11801">
            <text:p>11801</text:p>
          </table:table-cell>
          <table:table-cell office:value-type="float" office:value="135.5">
            <text:p>135.5</text:p>
          </table:table-cell>
          <table:table-cell office:value-type="float" office:value="423.375">
            <text:p>423.375</text:p>
          </table:table-cell>
          <table:table-cell office:value-type="float" office:value="256.375">
            <text:p>256.375</text:p>
          </table:table-cell>
          <table:table-cell office:value-type="float" office:value="0.043015873015873">
            <text:p>0.043015873</text:p>
          </table:table-cell>
          <table:table-cell office:value-type="float" office:value="0.0736945169712794">
            <text:p>0.073694517</text:p>
          </table:table-cell>
          <table:table-cell office:value-type="float" office:value="0.021724853825947">
            <text:p>0.0217248538</text:p>
          </table:table-cell>
          <table:table-cell office:value-type="float" office:value="1.15418227160494">
            <text:p>1.1541822716</text:p>
          </table:table-cell>
          <table:table-cell office:value-type="float" office:value="1.26857533778947">
            <text:p>1.2685753378</text:p>
          </table:table-cell>
          <table:table-cell office:value-type="float" office:value="1.07696204816738">
            <text:p>1.0769620482</text:p>
          </table:table-cell>
          <table:table-cell office:value-type="float" office:value="16.457894567867">
            <text:p>16.4578945679</text:p>
          </table:table-cell>
          <table:table-cell office:value-type="float" office:value="9.74814856821273">
            <text:p>9.7481485682</text:p>
          </table:table-cell>
          <table:table-cell office:value-type="float" office:value="32.2510557201827">
            <text:p>32.251055720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97">
            <text:p>97</text:p>
          </table:table-cell>
          <table:table-cell office:value-type="float" office:value="3015">
            <text:p>3015</text:p>
          </table:table-cell>
          <table:table-cell office:value-type="float" office:value="5477">
            <text:p>5477</text:p>
          </table:table-cell>
          <table:table-cell office:value-type="float" office:value="8595">
            <text:p>8595</text:p>
          </table:table-cell>
          <table:table-cell office:value-type="float" office:value="231.5">
            <text:p>231.5</text:p>
          </table:table-cell>
          <table:table-cell office:value-type="float" office:value="272.625">
            <text:p>272.625</text:p>
          </table:table-cell>
          <table:table-cell office:value-type="float" office:value="410.125">
            <text:p>410.125</text:p>
          </table:table-cell>
          <table:table-cell office:value-type="float" office:value="0.0767827529021559">
            <text:p>0.0767827529</text:p>
          </table:table-cell>
          <table:table-cell office:value-type="float" office:value="0.0497763374109914">
            <text:p>0.0497763374</text:p>
          </table:table-cell>
          <table:table-cell office:value-type="float" office:value="0.047716695753345">
            <text:p>0.0477166958</text:p>
          </table:table-cell>
          <table:table-cell office:value-type="float" office:value="1.28029499379828">
            <text:p>1.2802949938</text:p>
          </table:table-cell>
          <table:table-cell office:value-type="float" office:value="1.17907344111993">
            <text:p>1.1790734411</text:p>
          </table:table-cell>
          <table:table-cell office:value-type="float" office:value="1.1714711259218">
            <text:p>1.1714711259</text:p>
          </table:table-cell>
          <table:table-cell office:value-type="float" office:value="9.36968206948215">
            <text:p>9.3696820695</text:p>
          </table:table-cell>
          <table:table-cell office:value-type="float" office:value="14.2690024676736">
            <text:p>14.2690024677</text:p>
          </table:table-cell>
          <table:table-cell office:value-type="float" office:value="14.8701842002134">
            <text:p>14.870184200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3420">
            <text:p>3420</text:p>
          </table:table-cell>
          <table:table-cell office:value-type="float" office:value="5852">
            <text:p>5852</text:p>
          </table:table-cell>
          <table:table-cell office:value-type="float" office:value="10119">
            <text:p>10119</text:p>
          </table:table-cell>
          <table:table-cell office:value-type="float" office:value="198.75">
            <text:p>198.75</text:p>
          </table:table-cell>
          <table:table-cell office:value-type="float" office:value="260.25">
            <text:p>260.25</text:p>
          </table:table-cell>
          <table:table-cell office:value-type="float" office:value="380.125">
            <text:p>380.125</text:p>
          </table:table-cell>
          <table:table-cell office:value-type="float" office:value="0.0581140350877193">
            <text:p>0.0581140351</text:p>
          </table:table-cell>
          <table:table-cell office:value-type="float" office:value="0.044471975393028">
            <text:p>0.0444719754</text:p>
          </table:table-cell>
          <table:table-cell office:value-type="float" office:value="0.0375654708963336">
            <text:p>0.0375654709</text:p>
          </table:table-cell>
          <table:table-cell office:value-type="float" office:value="1.2100185153124">
            <text:p>1.2100185153</text:p>
          </table:table-cell>
          <table:table-cell office:value-type="float" office:value="1.1595283168025">
            <text:p>1.1595283168</text:p>
          </table:table-cell>
          <table:table-cell office:value-type="float" office:value="1.13424503076035">
            <text:p>1.1342450308</text:p>
          </table:table-cell>
          <table:table-cell office:value-type="float" office:value="12.2706736876447">
            <text:p>12.2706736876</text:p>
          </table:table-cell>
          <table:table-cell office:value-type="float" office:value="15.9302171232421">
            <text:p>15.9302171232</text:p>
          </table:table-cell>
          <table:table-cell office:value-type="float" office:value="18.7961536833465">
            <text:p>18.796153683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880">
            <text:p>3880</text:p>
          </table:table-cell>
          <table:table-cell office:value-type="float" office:value="6424">
            <text:p>6424</text:p>
          </table:table-cell>
          <table:table-cell office:value-type="float" office:value="11777">
            <text:p>11777</text:p>
          </table:table-cell>
          <table:table-cell office:value-type="float" office:value="162.375">
            <text:p>162.375</text:p>
          </table:table-cell>
          <table:table-cell office:value-type="float" office:value="696.375">
            <text:p>696.375</text:p>
          </table:table-cell>
          <table:table-cell office:value-type="float" office:value="697.375">
            <text:p>697.375</text:p>
          </table:table-cell>
          <table:table-cell office:value-type="float" office:value="0.0418492268041237">
            <text:p>0.0418492268</text:p>
          </table:table-cell>
          <table:table-cell office:value-type="float" office:value="0.108402085927771">
            <text:p>0.1084020859</text:p>
          </table:table-cell>
          <table:table-cell office:value-type="float" office:value="0.0592149953298803">
            <text:p>0.0592149953</text:p>
          </table:table-cell>
          <table:table-cell office:value-type="float" office:value="1.14990495507127">
            <text:p>1.1499049551</text:p>
          </table:table-cell>
          <table:table-cell office:value-type="float" office:value="1.40243928472484">
            <text:p>1.4024392847</text:p>
          </table:table-cell>
          <table:table-cell office:value-type="float" office:value="1.21412505837154">
            <text:p>1.2141250584</text:p>
          </table:table-cell>
          <table:table-cell office:value-type="float" office:value="16.9071682150679">
            <text:p>16.9071682151</text:p>
          </table:table-cell>
          <table:table-cell office:value-type="float" office:value="6.73485342181877">
            <text:p>6.7348534218</text:p>
          </table:table-cell>
          <table:table-cell office:value-type="float" office:value="12.048853038414">
            <text:p>12.048853038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7">
            <text:p>47</text:p>
          </table:table-cell>
          <table:table-cell office:value-type="float" office:value="4050">
            <text:p>4050</text:p>
          </table:table-cell>
          <table:table-cell office:value-type="float" office:value="6740">
            <text:p>6740</text:p>
          </table:table-cell>
          <table:table-cell office:value-type="float" office:value="14793">
            <text:p>14793</text:p>
          </table:table-cell>
          <table:table-cell office:value-type="float" office:value="221.875">
            <text:p>221.875</text:p>
          </table:table-cell>
          <table:table-cell office:value-type="float" office:value="362.25">
            <text:p>362.25</text:p>
          </table:table-cell>
          <table:table-cell office:value-type="float" office:value="584.5">
            <text:p>584.5</text:p>
          </table:table-cell>
          <table:table-cell office:value-type="float" office:value="0.054783950617284">
            <text:p>0.0547839506</text:p>
          </table:table-cell>
          <table:table-cell office:value-type="float" office:value="0.0537462908011869">
            <text:p>0.0537462908</text:p>
          </table:table-cell>
          <table:table-cell office:value-type="float" office:value="0.039511931318867">
            <text:p>0.0395119313</text:p>
          </table:table-cell>
          <table:table-cell office:value-type="float" office:value="1.19762633840116">
            <text:p>1.1976263384</text:p>
          </table:table-cell>
          <table:table-cell office:value-type="float" office:value="1.19377379880293">
            <text:p>1.1937737988</text:p>
          </table:table-cell>
          <table:table-cell office:value-type="float" office:value="1.14135169734047">
            <text:p>1.1413516973</text:p>
          </table:table-cell>
          <table:table-cell office:value-type="float" office:value="12.9958696347958">
            <text:p>12.9958696348</text:p>
          </table:table-cell>
          <table:table-cell office:value-type="float" office:value="13.2402012504612">
            <text:p>13.2402012505</text:p>
          </table:table-cell>
          <table:table-cell office:value-type="float" office:value="17.8870662360711">
            <text:p>17.887066236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330">
            <text:p>4330</text:p>
          </table:table-cell>
          <table:table-cell office:value-type="float" office:value="6429">
            <text:p>6429</text:p>
          </table:table-cell>
          <table:table-cell office:value-type="float" office:value="11632">
            <text:p>11632</text:p>
          </table:table-cell>
          <table:table-cell office:value-type="float" office:value="181.875">
            <text:p>181.875</text:p>
          </table:table-cell>
          <table:table-cell office:value-type="float" office:value="307.375">
            <text:p>307.375</text:p>
          </table:table-cell>
          <table:table-cell office:value-type="float" office:value="779.875">
            <text:p>779.875</text:p>
          </table:table-cell>
          <table:table-cell office:value-type="float" office:value="0.0420034642032333">
            <text:p>0.0420034642</text:p>
          </table:table-cell>
          <table:table-cell office:value-type="float" office:value="0.0478107015087883">
            <text:p>0.0478107015</text:p>
          </table:table-cell>
          <table:table-cell office:value-type="float" office:value="0.0670456499312242">
            <text:p>0.0670456499</text:p>
          </table:table-cell>
          <table:table-cell office:value-type="float" office:value="1.15047013508126">
            <text:p>1.1504701351</text:p>
          </table:table-cell>
          <table:table-cell office:value-type="float" office:value="1.17181774711113">
            <text:p>1.1718177471</text:p>
          </table:table-cell>
          <table:table-cell office:value-type="float" office:value="1.2434702083417">
            <text:p>1.2434702083</text:p>
          </table:table-cell>
          <table:table-cell office:value-type="float" office:value="16.8463401987556">
            <text:p>16.8463401988</text:p>
          </table:table-cell>
          <table:table-cell office:value-type="float" office:value="14.841617293774">
            <text:p>14.8416172938</text:p>
          </table:table-cell>
          <table:table-cell office:value-type="float" office:value="10.6812617364208">
            <text:p>10.681261736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300">
            <text:p>4300</text:p>
          </table:table-cell>
          <table:table-cell office:value-type="float" office:value="6960">
            <text:p>6960</text:p>
          </table:table-cell>
          <table:table-cell office:value-type="float" office:value="13213">
            <text:p>13213</text:p>
          </table:table-cell>
          <table:table-cell office:value-type="float" office:value="179.75">
            <text:p>179.75</text:p>
          </table:table-cell>
          <table:table-cell office:value-type="float" office:value="585.375">
            <text:p>585.375</text:p>
          </table:table-cell>
          <table:table-cell office:value-type="float" office:value="840.625">
            <text:p>840.625</text:p>
          </table:table-cell>
          <table:table-cell office:value-type="float" office:value="0.0418023255813954">
            <text:p>0.0418023256</text:p>
          </table:table-cell>
          <table:table-cell office:value-type="float" office:value="0.0841056034482759">
            <text:p>0.0841056034</text:p>
          </table:table-cell>
          <table:table-cell office:value-type="float" office:value="0.0636210550215697">
            <text:p>0.063621055</text:p>
          </table:table-cell>
          <table:table-cell office:value-type="float" office:value="1.14973311100595">
            <text:p>1.149733111</text:p>
          </table:table-cell>
          <table:table-cell office:value-type="float" office:value="1.30823416703051">
            <text:p>1.308234167</text:p>
          </table:table-cell>
          <table:table-cell office:value-type="float" office:value="1.23060706431393">
            <text:p>1.2306070643</text:p>
          </table:table-cell>
          <table:table-cell office:value-type="float" office:value="16.9257540684023">
            <text:p>16.9257540684</text:p>
          </table:table-cell>
          <table:table-cell office:value-type="float" office:value="8.58330069221262">
            <text:p>8.5833006922</text:p>
          </table:table-cell>
          <table:table-cell office:value-type="float" office:value="11.2379448528697">
            <text:p>11.237944852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479">
            <text:p>4479</text:p>
          </table:table-cell>
          <table:table-cell office:value-type="float" office:value="7793">
            <text:p>7793</text:p>
          </table:table-cell>
          <table:table-cell office:value-type="float" office:value="18562">
            <text:p>18562</text:p>
          </table:table-cell>
          <table:table-cell office:value-type="float" office:value="231.625">
            <text:p>231.625</text:p>
          </table:table-cell>
          <table:table-cell office:value-type="float" office:value="479.5">
            <text:p>479.5</text:p>
          </table:table-cell>
          <table:table-cell office:value-type="float" office:value="881.875">
            <text:p>881.875</text:p>
          </table:table-cell>
          <table:table-cell office:value-type="float" office:value="0.0517135521321724">
            <text:p>0.0517135521</text:p>
          </table:table-cell>
          <table:table-cell office:value-type="float" office:value="0.0615295778262543">
            <text:p>0.0615295778</text:p>
          </table:table-cell>
          <table:table-cell office:value-type="float" office:value="0.0475096972309018">
            <text:p>0.0475096972</text:p>
          </table:table-cell>
          <table:table-cell office:value-type="float" office:value="1.18623904375189">
            <text:p>1.1862390438</text:p>
          </table:table-cell>
          <table:table-cell office:value-type="float" office:value="1.22277386472895">
            <text:p>1.2227738647</text:p>
          </table:table-cell>
          <table:table-cell office:value-type="float" office:value="1.17070799611686">
            <text:p>1.1707079961</text:p>
          </table:table-cell>
          <table:table-cell office:value-type="float" office:value="13.7472499476317">
            <text:p>13.7472499476</text:p>
          </table:table-cell>
          <table:table-cell office:value-type="float" office:value="11.6083927021717">
            <text:p>11.6083927022</text:p>
          </table:table-cell>
          <table:table-cell office:value-type="float" office:value="14.933486338834">
            <text:p>14.933486338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4692">
            <text:p>4692</text:p>
          </table:table-cell>
          <table:table-cell office:value-type="float" office:value="8173">
            <text:p>8173</text:p>
          </table:table-cell>
          <table:table-cell office:value-type="float" office:value="14635">
            <text:p>14635</text:p>
          </table:table-cell>
          <table:table-cell office:value-type="float" office:value="170.125">
            <text:p>170.125</text:p>
          </table:table-cell>
          <table:table-cell office:value-type="float" office:value="432.25">
            <text:p>432.25</text:p>
          </table:table-cell>
          <table:table-cell office:value-type="float" office:value="1073.5">
            <text:p>1073.5</text:p>
          </table:table-cell>
          <table:table-cell office:value-type="float" office:value="0.0362585251491901">
            <text:p>0.0362585251</text:p>
          </table:table-cell>
          <table:table-cell office:value-type="float" office:value="0.0528875565887679">
            <text:p>0.0528875566</text:p>
          </table:table-cell>
          <table:table-cell office:value-type="float" office:value="0.0733515544926546">
            <text:p>0.0733515545</text:p>
          </table:table-cell>
          <table:table-cell office:value-type="float" office:value="1.12948161208831">
            <text:p>1.1294816121</text:p>
          </table:table-cell>
          <table:table-cell office:value-type="float" office:value="1.19058875159887">
            <text:p>1.1905887516</text:p>
          </table:table-cell>
          <table:table-cell office:value-type="float" office:value="1.26727612379541">
            <text:p>1.2672761238</text:p>
          </table:table-cell>
          <table:table-cell office:value-type="float" office:value="19.4613220438147">
            <text:p>19.4613220438</text:p>
          </table:table-cell>
          <table:table-cell office:value-type="float" office:value="13.4496510112104">
            <text:p>13.4496510112</text:p>
          </table:table-cell>
          <table:table-cell office:value-type="float" office:value="9.79214421679225">
            <text:p>9.792144216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89">
            <text:p>89</text:p>
          </table:table-cell>
          <table:table-cell office:value-type="float" office:value="4633">
            <text:p>4633</text:p>
          </table:table-cell>
          <table:table-cell office:value-type="float" office:value="8107">
            <text:p>8107</text:p>
          </table:table-cell>
          <table:table-cell office:value-type="float" office:value="15579">
            <text:p>15579</text:p>
          </table:table-cell>
          <table:table-cell office:value-type="float" office:value="148.75">
            <text:p>148.75</text:p>
          </table:table-cell>
          <table:table-cell office:value-type="float" office:value="376.875">
            <text:p>376.875</text:p>
          </table:table-cell>
          <table:table-cell office:value-type="float" office:value="742.25">
            <text:p>742.25</text:p>
          </table:table-cell>
          <table:table-cell office:value-type="float" office:value="0.0321066263759983">
            <text:p>0.0321066264</text:p>
          </table:table-cell>
          <table:table-cell office:value-type="float" office:value="0.0464876033057851">
            <text:p>0.0464876033</text:p>
          </table:table-cell>
          <table:table-cell office:value-type="float" office:value="0.0476442647153219">
            <text:p>0.0476442647</text:p>
          </table:table-cell>
          <table:table-cell office:value-type="float" office:value="1.1143936298122">
            <text:p>1.1143936298</text:p>
          </table:table-cell>
          <table:table-cell office:value-type="float" office:value="1.16694236220204">
            <text:p>1.1669423622</text:p>
          </table:table-cell>
          <table:table-cell office:value-type="float" office:value="1.17120407938574">
            <text:p>1.1712040794</text:p>
          </table:table-cell>
          <table:table-cell office:value-type="float" office:value="21.9336617482526">
            <text:p>21.9336617483</text:p>
          </table:table-cell>
          <table:table-cell office:value-type="float" office:value="15.2543150143287">
            <text:p>15.2543150143</text:p>
          </table:table-cell>
          <table:table-cell office:value-type="float" office:value="14.892271757904">
            <text:p>14.892271757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070">
            <text:p>5070</text:p>
          </table:table-cell>
          <table:table-cell office:value-type="float" office:value="8706">
            <text:p>8706</text:p>
          </table:table-cell>
          <table:table-cell office:value-type="float" office:value="17151">
            <text:p>17151</text:p>
          </table:table-cell>
          <table:table-cell office:value-type="float" office:value="281.5">
            <text:p>281.5</text:p>
          </table:table-cell>
          <table:table-cell office:value-type="float" office:value="602.625">
            <text:p>602.625</text:p>
          </table:table-cell>
          <table:table-cell office:value-type="float" office:value="779.625">
            <text:p>779.625</text:p>
          </table:table-cell>
          <table:table-cell office:value-type="float" office:value="0.0555226824457594">
            <text:p>0.0555226824</text:p>
          </table:table-cell>
          <table:table-cell office:value-type="float" office:value="0.0692195037904893">
            <text:p>0.0692195038</text:p>
          </table:table-cell>
          <table:table-cell office:value-type="float" office:value="0.0454565331467553">
            <text:p>0.0454565331</text:p>
          </table:table-cell>
          <table:table-cell office:value-type="float" office:value="1.20037161436146">
            <text:p>1.2003716144</text:p>
          </table:table-cell>
          <table:table-cell office:value-type="float" office:value="1.25165928908852">
            <text:p>1.2516592891</text:p>
          </table:table-cell>
          <table:table-cell office:value-type="float" office:value="1.16314780696886">
            <text:p>1.163147807</text:p>
          </table:table-cell>
          <table:table-cell office:value-type="float" office:value="12.827488749694">
            <text:p>12.8274887497</text:p>
          </table:table-cell>
          <table:table-cell office:value-type="float" office:value="10.3564633213283">
            <text:p>10.3564633213</text:p>
          </table:table-cell>
          <table:table-cell office:value-type="float" office:value="15.5925770945971">
            <text:p>15.592577094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5764">
            <text:p>5764</text:p>
          </table:table-cell>
          <table:table-cell office:value-type="float" office:value="9961">
            <text:p>9961</text:p>
          </table:table-cell>
          <table:table-cell office:value-type="float" office:value="19084">
            <text:p>19084</text:p>
          </table:table-cell>
          <table:table-cell office:value-type="float" office:value="334.75">
            <text:p>334.75</text:p>
          </table:table-cell>
          <table:table-cell office:value-type="float" office:value="628.625">
            <text:p>628.625</text:p>
          </table:table-cell>
          <table:table-cell office:value-type="float" office:value="567.125">
            <text:p>567.125</text:p>
          </table:table-cell>
          <table:table-cell office:value-type="float" office:value="0.0580759888965996">
            <text:p>0.0580759889</text:p>
          </table:table-cell>
          <table:table-cell office:value-type="float" office:value="0.0631086236321654">
            <text:p>0.0631086236</text:p>
          </table:table-cell>
          <table:table-cell office:value-type="float" office:value="0.0297173024523161">
            <text:p>0.0297173025</text:p>
          </table:table-cell>
          <table:table-cell office:value-type="float" office:value="1.20987668929128">
            <text:p>1.2098766893</text:p>
          </table:table-cell>
          <table:table-cell office:value-type="float" office:value="1.228686271531">
            <text:p>1.2286862715</text:p>
          </table:table-cell>
          <table:table-cell office:value-type="float" office:value="1.10574146999059">
            <text:p>1.10574147</text:p>
          </table:table-cell>
          <table:table-cell office:value-type="float" office:value="12.2784895051015">
            <text:p>12.2784895051</text:p>
          </table:table-cell>
          <table:table-cell office:value-type="float" office:value="11.3264377092912">
            <text:p>11.3264377093</text:p>
          </table:table-cell>
          <table:table-cell office:value-type="float" office:value="23.6695826270073">
            <text:p>23.66958262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5801">
            <text:p>5801</text:p>
          </table:table-cell>
          <table:table-cell office:value-type="float" office:value="10293">
            <text:p>10293</text:p>
          </table:table-cell>
          <table:table-cell office:value-type="float" office:value="18744">
            <text:p>18744</text:p>
          </table:table-cell>
          <table:table-cell office:value-type="float" office:value="369.625">
            <text:p>369.625</text:p>
          </table:table-cell>
          <table:table-cell office:value-type="float" office:value="667.625">
            <text:p>667.625</text:p>
          </table:table-cell>
          <table:table-cell office:value-type="float" office:value="347.25">
            <text:p>347.25</text:p>
          </table:table-cell>
          <table:table-cell office:value-type="float" office:value="0.0637174625064644">
            <text:p>0.0637174625</text:p>
          </table:table-cell>
          <table:table-cell office:value-type="float" office:value="0.0648620421645779">
            <text:p>0.0648620422</text:p>
          </table:table-cell>
          <table:table-cell office:value-type="float" office:value="0.0185259282970551">
            <text:p>0.0185259283</text:p>
          </table:table-cell>
          <table:table-cell office:value-type="float" office:value="1.23096855222802">
            <text:p>1.2309685522</text:p>
          </table:table-cell>
          <table:table-cell office:value-type="float" office:value="1.23526303322299">
            <text:p>1.2352630332</text:p>
          </table:table-cell>
          <table:table-cell office:value-type="float" office:value="1.06551344067746">
            <text:p>1.0655134407</text:p>
          </table:table-cell>
          <table:table-cell office:value-type="float" office:value="11.2214550768677">
            <text:p>11.2214550769</text:p>
          </table:table-cell>
          <table:table-cell office:value-type="float" office:value="11.0294278184544">
            <text:p>11.0294278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90">
            <text:p>90</text:p>
          </table:table-cell>
          <table:table-cell office:value-type="float" office:value="5882">
            <text:p>5882</text:p>
          </table:table-cell>
          <table:table-cell office:value-type="float" office:value="10310">
            <text:p>10310</text:p>
          </table:table-cell>
          <table:table-cell office:value-type="float" office:value="17254">
            <text:p>17254</text:p>
          </table:table-cell>
          <table:table-cell office:value-type="float" office:value="442.25">
            <text:p>442.25</text:p>
          </table:table-cell>
          <table:table-cell office:value-type="float" office:value="802.625">
            <text:p>802.625</text:p>
          </table:table-cell>
          <table:table-cell office:value-type="float" office:value="311.5">
            <text:p>311.5</text:p>
          </table:table-cell>
          <table:table-cell office:value-type="float" office:value="0.0751870112206732">
            <text:p>0.0751870112</text:p>
          </table:table-cell>
          <table:table-cell office:value-type="float" office:value="0.077849175557711">
            <text:p>0.0778491756</text:p>
          </table:table-cell>
          <table:table-cell office:value-type="float" office:value="0.0180537846296511">
            <text:p>0.0180537846</text:p>
          </table:table-cell>
          <table:table-cell office:value-type="float" office:value="1.2742345891187">
            <text:p>1.2742345891</text:p>
          </table:table-cell>
          <table:table-cell office:value-type="float" office:value="1.28435068295662">
            <text:p>1.284350683</text:p>
          </table:table-cell>
          <table:table-cell office:value-type="float" office:value="1.06382708691711">
            <text:p>1.0638270869</text:p>
          </table:table-cell>
          <table:table-cell office:value-type="float" office:value="9.56136155455099">
            <text:p>9.5613615546</text:p>
          </table:table-cell>
          <table:table-cell office:value-type="float" office:value="9.24596266189268">
            <text:p>9.2459626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6329">
            <text:p>6329</text:p>
          </table:table-cell>
          <table:table-cell office:value-type="float" office:value="11189">
            <text:p>11189</text:p>
          </table:table-cell>
          <table:table-cell office:value-type="float" office:value="17990">
            <text:p>17990</text:p>
          </table:table-cell>
          <table:table-cell office:value-type="float" office:value="497.5">
            <text:p>497.5</text:p>
          </table:table-cell>
          <table:table-cell office:value-type="float" office:value="783.625">
            <text:p>783.625</text:p>
          </table:table-cell>
          <table:table-cell office:value-type="float" office:value="338">
            <text:p>338</text:p>
          </table:table-cell>
          <table:table-cell office:value-type="float" office:value="0.0786064149154685">
            <text:p>0.0786064149</text:p>
          </table:table-cell>
          <table:table-cell office:value-type="float" office:value="0.0700353025292698">
            <text:p>0.0700353025</text:p>
          </table:table-cell>
          <table:table-cell office:value-type="float" office:value="0.0187882156753752">
            <text:p>0.0187882157</text:p>
          </table:table-cell>
          <table:table-cell office:value-type="float" office:value="1.28723323039723">
            <text:p>1.2872332304</text:p>
          </table:table-cell>
          <table:table-cell office:value-type="float" office:value="1.25473724830916">
            <text:p>1.2547372483</text:p>
          </table:table-cell>
          <table:table-cell office:value-type="float" office:value="1.06645062907841">
            <text:p>1.0664506291</text:p>
          </table:table-cell>
          <table:table-cell office:value-type="float" office:value="9.16014989058806">
            <text:p>9.1601498906</text:p>
          </table:table-cell>
          <table:table-cell office:value-type="float" office:value="10.2397751163523">
            <text:p>10.2397751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136">
            <text:p>136</text:p>
          </table:table-cell>
          <table:table-cell office:value-type="float" office:value="6960">
            <text:p>6960</text:p>
          </table:table-cell>
          <table:table-cell office:value-type="float" office:value="12225">
            <text:p>12225</text:p>
          </table:table-cell>
          <table:table-cell office:value-type="float" office:value="18258">
            <text:p>18258</text:p>
          </table:table-cell>
          <table:table-cell office:value-type="float" office:value="492.75">
            <text:p>492.75</text:p>
          </table:table-cell>
          <table:table-cell office:value-type="float" office:value="879.5">
            <text:p>879.5</text:p>
          </table:table-cell>
          <table:table-cell office:value-type="float" office:value="488.5">
            <text:p>488.5</text:p>
          </table:table-cell>
          <table:table-cell office:value-type="float" office:value="0.0707974137931034">
            <text:p>0.0707974138</text:p>
          </table:table-cell>
          <table:table-cell office:value-type="float" office:value="0.0719427402862986">
            <text:p>0.0719427403</text:p>
          </table:table-cell>
          <table:table-cell office:value-type="float" office:value="0.0267553948953883">
            <text:p>0.0267553949</text:p>
          </table:table-cell>
          <table:table-cell office:value-type="float" office:value="1.25761500492345">
            <text:p>1.2576150049</text:p>
          </table:table-cell>
          <table:table-cell office:value-type="float" office:value="1.26194407644665">
            <text:p>1.2619440764</text:p>
          </table:table-cell>
          <table:table-cell office:value-type="float" office:value="1.09504695039964">
            <text:p>1.0950469504</text:p>
          </table:table-cell>
          <table:table-cell office:value-type="float" office:value="10.1331947985833">
            <text:p>10.1331947986</text:p>
          </table:table-cell>
          <table:table-cell office:value-type="float" office:value="9.97726741960726">
            <text:p>9.9772674196</text:p>
          </table:table-cell>
          <table:table-cell office:value-type="float" office:value="26.2518677578286">
            <text:p>26.251867757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574">
            <text:p>7574</text:p>
          </table:table-cell>
          <table:table-cell office:value-type="float" office:value="12416">
            <text:p>12416</text:p>
          </table:table-cell>
          <table:table-cell office:value-type="float" office:value="18376">
            <text:p>18376</text:p>
          </table:table-cell>
          <table:table-cell office:value-type="float" office:value="512.75">
            <text:p>512.75</text:p>
          </table:table-cell>
          <table:table-cell office:value-type="float" office:value="220.375">
            <text:p>220.375</text:p>
          </table:table-cell>
          <table:table-cell office:value-type="float" office:value="365.625">
            <text:p>365.625</text:p>
          </table:table-cell>
          <table:table-cell office:value-type="float" office:value="0.0676987060998152">
            <text:p>0.0676987061</text:p>
          </table:table-cell>
          <table:table-cell office:value-type="float" office:value="0.017749275128866">
            <text:p>0.0177492751</text:p>
          </table:table-cell>
          <table:table-cell office:value-type="float" office:value="0.0198968763604702">
            <text:p>0.0198968764</text:p>
          </table:table-cell>
          <table:table-cell office:value-type="float" office:value="1.24592837637223">
            <text:p>1.2459283764</text:p>
          </table:table-cell>
          <table:table-cell office:value-type="float" office:value="1.06273993501553">
            <text:p>1.062739935</text:p>
          </table:table-cell>
          <table:table-cell office:value-type="float" office:value="1.0704150032119">
            <text:p>1.0704150032</text:p>
          </table:table-cell>
          <table:table-cell office:value-type="float" office:value="10.5814965855655">
            <text:p>10.58149658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8222">
            <text:p>8222</text:p>
          </table:table-cell>
          <table:table-cell office:value-type="float" office:value="11949">
            <text:p>11949</text:p>
          </table:table-cell>
          <table:table-cell office:value-type="float" office:value="17740">
            <text:p>17740</text:p>
          </table:table-cell>
          <table:table-cell office:value-type="float" office:value="384.75">
            <text:p>384.75</text:p>
          </table:table-cell>
          <table:table-cell office:value-type="float" office:value="149.25">
            <text:p>149.25</text:p>
          </table:table-cell>
          <table:table-cell office:value-type="float" office:value="308.5">
            <text:p>308.5</text:p>
          </table:table-cell>
          <table:table-cell office:value-type="float" office:value="0.0467951836536123">
            <text:p>0.0467951837</text:p>
          </table:table-cell>
          <table:table-cell office:value-type="float" office:value="0.0124905849861913">
            <text:p>0.012490585</text:p>
          </table:table-cell>
          <table:table-cell office:value-type="float" office:value="0.0173900789177001">
            <text:p>0.0173900789</text:p>
          </table:table-cell>
          <table:table-cell office:value-type="float" office:value="1.16807512964547">
            <text:p>1.1680751296</text:p>
          </table:table-cell>
          <table:table-cell office:value-type="float" office:value="1.04402283628973">
            <text:p>1.0440228363</text:p>
          </table:table-cell>
          <table:table-cell office:value-type="float" office:value="1.06145800930769">
            <text:p>1.0614580093</text:p>
          </table:table-cell>
          <table:table-cell office:value-type="float" office:value="15.1562936056175">
            <text:p>15.1562936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9008">
            <text:p>9008</text:p>
          </table:table-cell>
          <table:table-cell office:value-type="float" office:value="12663">
            <text:p>12663</text:p>
          </table:table-cell>
          <table:table-cell office:value-type="float" office:value="20444">
            <text:p>20444</text:p>
          </table:table-cell>
          <table:table-cell office:value-type="float" office:value="390.75">
            <text:p>390.75</text:p>
          </table:table-cell>
          <table:table-cell office:value-type="float" office:value="274.875">
            <text:p>274.875</text:p>
          </table:table-cell>
          <table:table-cell office:value-type="float" office:value="205.125">
            <text:p>205.125</text:p>
          </table:table-cell>
          <table:table-cell office:value-type="float" office:value="0.043378108348135">
            <text:p>0.0433781083</text:p>
          </table:table-cell>
          <table:table-cell office:value-type="float" office:value="0.0217069414830609">
            <text:p>0.0217069415</text:p>
          </table:table-cell>
          <table:table-cell office:value-type="float" office:value="0.0100335061631775">
            <text:p>0.0100335062</text:p>
          </table:table-cell>
          <table:table-cell office:value-type="float" office:value="1.15551143337484">
            <text:p>1.1555114334</text:p>
          </table:table-cell>
          <table:table-cell office:value-type="float" office:value="1.07689783015547">
            <text:p>1.0768978302</text:p>
          </table:table-cell>
          <table:table-cell office:value-type="float" office:value="1.03531458721314">
            <text:p>1.0353145872</text:p>
          </table:table-cell>
          <table:table-cell office:value-type="float" office:value="16.3233142210071">
            <text:p>16.323314221</text:p>
          </table:table-cell>
          <table:table-cell office:value-type="float" office:value="32.2773850048622">
            <text:p>32.2773850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39">
            <text:p>239</text:p>
          </table:table-cell>
          <table:table-cell office:value-type="float" office:value="9678">
            <text:p>9678</text:p>
          </table:table-cell>
          <table:table-cell office:value-type="float" office:value="12896">
            <text:p>12896</text:p>
          </table:table-cell>
          <table:table-cell office:value-type="float" office:value="20282">
            <text:p>20282</text:p>
          </table:table-cell>
          <table:table-cell office:value-type="float" office:value="146.25">
            <text:p>146.25</text:p>
          </table:table-cell>
          <table:table-cell office:value-type="float" office:value="108.5">
            <text:p>108.5</text:p>
          </table:table-cell>
          <table:table-cell office:value-type="float" office:value="209.75">
            <text:p>209.75</text:p>
          </table:table-cell>
          <table:table-cell office:value-type="float" office:value="0.0151115933044017">
            <text:p>0.0151115933</text:p>
          </table:table-cell>
          <table:table-cell office:value-type="float" office:value="0.00841346153846154">
            <text:p>0.0084134615</text:p>
          </table:table-cell>
          <table:table-cell office:value-type="float" office:value="0.0103416822798541">
            <text:p>0.0103416823</text:p>
          </table:table-cell>
          <table:table-cell office:value-type="float" office:value="1.05333816265971">
            <text:p>1.0533381627</text:p>
          </table:table-cell>
          <table:table-cell office:value-type="float" office:value="1.02958585660133">
            <text:p>1.0295858566</text:p>
          </table:table-cell>
          <table:table-cell office:value-type="float" office:value="1.03640551074855">
            <text:p>1.03640551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362">
            <text:p>9362</text:p>
          </table:table-cell>
          <table:table-cell office:value-type="float" office:value="12564">
            <text:p>12564</text:p>
          </table:table-cell>
          <table:table-cell office:value-type="float" office:value="20205">
            <text:p>20205</text:p>
          </table:table-cell>
          <table:table-cell office:value-type="float" office:value="82.75">
            <text:p>82.75</text:p>
          </table:table-cell>
          <table:table-cell office:value-type="float" office:value="242.875">
            <text:p>242.875</text:p>
          </table:table-cell>
          <table:table-cell office:value-type="float" office:value="210.125">
            <text:p>210.125</text:p>
          </table:table-cell>
          <table:table-cell office:value-type="float" office:value="0.00883892330698569">
            <text:p>0.0088389233</text:p>
          </table:table-cell>
          <table:table-cell office:value-type="float" office:value="0.0193310251512257">
            <text:p>0.0193310252</text:p>
          </table:table-cell>
          <table:table-cell office:value-type="float" office:value="0.0103996535511012">
            <text:p>0.0103996536</text:p>
          </table:table-cell>
          <table:table-cell office:value-type="float" office:value="1.03108935964229">
            <text:p>1.0310893596</text:p>
          </table:table-cell>
          <table:table-cell office:value-type="float" office:value="1.06839101755475">
            <text:p>1.0683910176</text:p>
          </table:table-cell>
          <table:table-cell office:value-type="float" office:value="1.03661076690506">
            <text:p>1.0366107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9032">
            <text:p>9032</text:p>
          </table:table-cell>
          <table:table-cell office:value-type="float" office:value="12272">
            <text:p>12272</text:p>
          </table:table-cell>
          <table:table-cell office:value-type="float" office:value="20183">
            <text:p>20183</text:p>
          </table:table-cell>
          <table:table-cell office:value-type="float" office:value="141.75">
            <text:p>141.75</text:p>
          </table:table-cell>
          <table:table-cell office:value-type="float" office:value="254.625">
            <text:p>254.625</text:p>
          </table:table-cell>
          <table:table-cell office:value-type="float" office:value="-55.25">
            <text:p>-55.25</text:p>
          </table:table-cell>
          <table:table-cell office:value-type="float" office:value="0.0156941984056687">
            <text:p>0.0156941984</text:p>
          </table:table-cell>
          <table:table-cell office:value-type="float" office:value="0.0207484517601043">
            <text:p>0.0207484518</text:p>
          </table:table-cell>
          <table:table-cell office:value-type="float" office:value="-0.00273745231135114">
            <text:p>-0.0027374523</text:p>
          </table:table-cell>
          <table:table-cell office:value-type="float" office:value="1.05541245783249">
            <text:p>1.0554124578</text:p>
          </table:table-cell>
          <table:table-cell office:value-type="float" office:value="1.07346335773123">
            <text:p>1.0734633577</text:p>
          </table:table-cell>
          <table:table-cell office:value-type="float" office:value="0.990433604454779">
            <text:p>0.9904336045</text:p>
          </table:table-cell>
          <table:table-cell office:value-type="float" office:value="0">
            <text:p>0</text:p>
          </table:table-cell>
          <table:table-cell office:value-type="float" office:value="33.7525634275163">
            <text:p>33.7525634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9478">
            <text:p>9478</text:p>
          </table:table-cell>
          <table:table-cell office:value-type="float" office:value="14029">
            <text:p>14029</text:p>
          </table:table-cell>
          <table:table-cell office:value-type="float" office:value="20081">
            <text:p>20081</text:p>
          </table:table-cell>
          <table:table-cell office:value-type="float" office:value="174.25">
            <text:p>174.25</text:p>
          </table:table-cell>
          <table:table-cell office:value-type="float" office:value="137.5">
            <text:p>137.5</text:p>
          </table:table-cell>
          <table:table-cell office:value-type="float" office:value="-601.375">
            <text:p>-601.375</text:p>
          </table:table-cell>
          <table:table-cell office:value-type="float" office:value="0.0183846803123022">
            <text:p>0.0183846803</text:p>
          </table:table-cell>
          <table:table-cell office:value-type="float" office:value="0.00980112623850595">
            <text:p>0.0098011262</text:p>
          </table:table-cell>
          <table:table-cell office:value-type="float" office:value="-0.0299474627757582">
            <text:p>-0.0299474628</text:p>
          </table:table-cell>
          <table:table-cell office:value-type="float" office:value="1.06500885417462">
            <text:p>1.0650088542</text:p>
          </table:table-cell>
          <table:table-cell office:value-type="float" office:value="1.03449222350284">
            <text:p>1.0344922235</text:p>
          </table:table-cell>
          <table:table-cell office:value-type="float" office:value="0.896941707317189">
            <text:p>0.8969417073</text:p>
          </table:table-cell>
          <table:table-cell table:number-columns-repeated="2" office:value-type="float" office:value="0">
            <text:p>0</text:p>
          </table:table-cell>
          <table:table-cell office:value-type="float" office:value="-22.797109428815">
            <text:p>-22.797109428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558">
            <text:p>9558</text:p>
          </table:table-cell>
          <table:table-cell office:value-type="float" office:value="14008">
            <text:p>14008</text:p>
          </table:table-cell>
          <table:table-cell office:value-type="float" office:value="19613">
            <text:p>19613</text:p>
          </table:table-cell>
          <table:table-cell office:value-type="float" office:value="106.625">
            <text:p>106.625</text:p>
          </table:table-cell>
          <table:table-cell office:value-type="float" office:value="-403.5">
            <text:p>-403.5</text:p>
          </table:table-cell>
          <table:table-cell office:value-type="float" office:value="-545">
            <text:p>-545</text:p>
          </table:table-cell>
          <table:table-cell office:value-type="float" office:value="0.0111555764804352">
            <text:p>0.0111555765</text:p>
          </table:table-cell>
          <table:table-cell office:value-type="float" office:value="-0.0288049685893775">
            <text:p>-0.0288049686</text:p>
          </table:table-cell>
          <table:table-cell office:value-type="float" office:value="-0.0277876918370469">
            <text:p>-0.0277876918</text:p>
          </table:table-cell>
          <table:table-cell office:value-type="float" office:value="1.03928843357928">
            <text:p>1.0392884336</text:p>
          </table:table-cell>
          <table:table-cell office:value-type="float" office:value="0.900808873319431">
            <text:p>0.9008088733</text:p>
          </table:table-cell>
          <table:table-cell office:value-type="float" office:value="0.904256503972892">
            <text:p>0.904256504</text:p>
          </table:table-cell>
          <table:table-cell office:value-type="float" office:value="0">
            <text:p>0</text:p>
          </table:table-cell>
          <table:table-cell office:value-type="float" office:value="-23.715197156726">
            <text:p>-23.7151971567</text:p>
          </table:table-cell>
          <table:table-cell office:value-type="float" office:value="-24.5961943209147">
            <text:p>-24.596194320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9110">
            <text:p>9110</text:p>
          </table:table-cell>
          <table:table-cell office:value-type="float" office:value="13744">
            <text:p>13744</text:p>
          </table:table-cell>
          <table:table-cell office:value-type="float" office:value="19289">
            <text:p>19289</text:p>
          </table:table-cell>
          <table:table-cell office:value-type="float" office:value="47.75">
            <text:p>47.75</text:p>
          </table:table-cell>
          <table:table-cell office:value-type="float" office:value="138.5">
            <text:p>138.5</text:p>
          </table:table-cell>
          <table:table-cell office:value-type="float" office:value="-321.625">
            <text:p>-321.625</text:p>
          </table:table-cell>
          <table:table-cell office:value-type="float" office:value="0.00524149286498353">
            <text:p>0.0052414929</text:p>
          </table:table-cell>
          <table:table-cell office:value-type="float" office:value="0.0100771245634459">
            <text:p>0.0100771246</text:p>
          </table:table-cell>
          <table:table-cell office:value-type="float" office:value="-0.0166740110944061">
            <text:p>-0.0166740111</text:p>
          </table:table-cell>
          <table:table-cell office:value-type="float" office:value="1.01839907259245">
            <text:p>1.0183990726</text:p>
          </table:table-cell>
          <table:table-cell office:value-type="float" office:value="1.03546897091342">
            <text:p>1.0354689709</text:p>
          </table:table-cell>
          <table:table-cell office:value-type="float" office:value="0.942185885555692">
            <text:p>0.94218588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2506">
            <text:p>12506</text:p>
          </table:table-cell>
          <table:table-cell office:value-type="float" office:value="19558">
            <text:p>19558</text:p>
          </table:table-cell>
          <table:table-cell office:value-type="float" office:value="186.75">
            <text:p>186.75</text:p>
          </table:table-cell>
          <table:table-cell office:value-type="float" office:value="289.375">
            <text:p>289.375</text:p>
          </table:table-cell>
          <table:table-cell office:value-type="float" office:value="-90.125">
            <text:p>-90.125</text:p>
          </table:table-cell>
          <table:table-cell office:value-type="float" office:value="0.0199604531851218">
            <text:p>0.0199604532</text:p>
          </table:table-cell>
          <table:table-cell office:value-type="float" office:value="0.023138893331201">
            <text:p>0.0231388933</text:p>
          </table:table-cell>
          <table:table-cell office:value-type="float" office:value="-0.00460808876163207">
            <text:p>-0.0046080888</text:p>
          </table:table-cell>
          <table:table-cell office:value-type="float" office:value="1.07064248874298">
            <text:p>1.0706424887</text:p>
          </table:table-cell>
          <table:table-cell office:value-type="float" office:value="1.08203552709301">
            <text:p>1.0820355271</text:p>
          </table:table-cell>
          <table:table-cell office:value-type="float" office:value="0.983913308919077">
            <text:p>0.9839133089</text:p>
          </table:table-cell>
          <table:table-cell office:value-type="float" office:value="0">
            <text:p>0</text:p>
          </table:table-cell>
          <table:table-cell office:value-type="float" office:value="30.3011871009843">
            <text:p>30.301187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8410">
            <text:p>8410</text:p>
          </table:table-cell>
          <table:table-cell office:value-type="float" office:value="13538">
            <text:p>13538</text:p>
          </table:table-cell>
          <table:table-cell office:value-type="float" office:value="19775">
            <text:p>19775</text:p>
          </table:table-cell>
          <table:table-cell office:value-type="float" office:value="-351.75">
            <text:p>-351.75</text:p>
          </table:table-cell>
          <table:table-cell office:value-type="float" office:value="-392.375">
            <text:p>-392.375</text:p>
          </table:table-cell>
          <table:table-cell office:value-type="float" office:value="-590.375">
            <text:p>-590.375</text:p>
          </table:table-cell>
          <table:table-cell office:value-type="float" office:value="-0.0418252080856124">
            <text:p>-0.0418252081</text:p>
          </table:table-cell>
          <table:table-cell office:value-type="float" office:value="-0.0289832323829221">
            <text:p>-0.0289832324</text:p>
          </table:table-cell>
          <table:table-cell office:value-type="float" office:value="-0.0298546144121365">
            <text:p>-0.0298546144</text:p>
          </table:table-cell>
          <table:table-cell office:value-type="float" office:value="0.85704049384191">
            <text:p>0.8570404938</text:p>
          </table:table-cell>
          <table:table-cell office:value-type="float" office:value="0.900205141068123">
            <text:p>0.9002051411</text:p>
          </table:table-cell>
          <table:table-cell office:value-type="float" office:value="0.897255793640849">
            <text:p>0.8972557936</text:p>
          </table:table-cell>
          <table:table-cell office:value-type="float" office:value="-16.2234327561667">
            <text:p>-16.2234327562</text:p>
          </table:table-cell>
          <table:table-cell office:value-type="float" office:value="-23.5671822378091">
            <text:p>-23.5671822378</text:p>
          </table:table-cell>
          <table:table-cell office:value-type="float" office:value="-22.8690976706448">
            <text:p>-22.869097670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34">
            <text:p>234</text:p>
          </table:table-cell>
          <table:table-cell table:number-columns-repeated="2" office:value-type="float" office:value="333">
            <text:p>333</text:p>
          </table:table-cell>
          <table:table-cell office:value-type="float" office:value="8372">
            <text:p>8372</text:p>
          </table:table-cell>
          <table:table-cell office:value-type="float" office:value="13504">
            <text:p>13504</text:p>
          </table:table-cell>
          <table:table-cell office:value-type="float" office:value="19218">
            <text:p>19218</text:p>
          </table:table-cell>
          <table:table-cell office:value-type="float" office:value="-316.875">
            <text:p>-316.875</text:p>
          </table:table-cell>
          <table:table-cell office:value-type="float" office:value="107.125">
            <text:p>107.125</text:p>
          </table:table-cell>
          <table:table-cell office:value-type="float" office:value="223.5">
            <text:p>223.5</text:p>
          </table:table-cell>
          <table:table-cell office:value-type="float" office:value="-0.0378493788819876">
            <text:p>-0.0378493789</text:p>
          </table:table-cell>
          <table:table-cell office:value-type="float" office:value="0.00793283471563981">
            <text:p>0.0079328347</text:p>
          </table:table-cell>
          <table:table-cell office:value-type="float" office:value="0.011629722135498">
            <text:p>0.0116297221</text:p>
          </table:table-cell>
          <table:table-cell office:value-type="float" office:value="0.870335021857278">
            <text:p>0.8703350219</text:p>
          </table:table-cell>
          <table:table-cell office:value-type="float" office:value="1.02788826404333">
            <text:p>1.027888264</text:p>
          </table:table-cell>
          <table:table-cell office:value-type="float" office:value="1.04096911833066">
            <text:p>1.0409691183</text:p>
          </table:table-cell>
          <table:table-cell office:value-type="float" office:value="-17.9645017206875">
            <text:p>-17.96450172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7514">
            <text:p>7514</text:p>
          </table:table-cell>
          <table:table-cell office:value-type="float" office:value="13114">
            <text:p>13114</text:p>
          </table:table-cell>
          <table:table-cell office:value-type="float" office:value="18692">
            <text:p>18692</text:p>
          </table:table-cell>
          <table:table-cell office:value-type="float" office:value="-275.125">
            <text:p>-275.125</text:p>
          </table:table-cell>
          <table:table-cell office:value-type="float" office:value="-528">
            <text:p>-528</text:p>
          </table:table-cell>
          <table:table-cell office:value-type="float" office:value="246.875">
            <text:p>246.875</text:p>
          </table:table-cell>
          <table:table-cell office:value-type="float" office:value="-0.0366149853606601">
            <text:p>-0.0366149854</text:p>
          </table:table-cell>
          <table:table-cell office:value-type="float" office:value="-0.0402623150831173">
            <text:p>-0.0402623151</text:p>
          </table:table-cell>
          <table:table-cell office:value-type="float" office:value="0.0132075219345174">
            <text:p>0.0132075219</text:p>
          </table:table-cell>
          <table:table-cell office:value-type="float" office:value="0.874475239257494">
            <text:p>0.8744752393</text:p>
          </table:table-cell>
          <table:table-cell office:value-type="float" office:value="0.86225916308016">
            <text:p>0.8622591631</text:p>
          </table:table-cell>
          <table:table-cell office:value-type="float" office:value="1.04656822649669">
            <text:p>1.0465682265</text:p>
          </table:table-cell>
          <table:table-cell office:value-type="float" office:value="-18.581968449602">
            <text:p>-18.5819684496</text:p>
          </table:table-cell>
          <table:table-cell office:value-type="float" office:value="-16.8668332616719">
            <text:p>-16.8668332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7871">
            <text:p>7871</text:p>
          </table:table-cell>
          <table:table-cell office:value-type="float" office:value="12696">
            <text:p>12696</text:p>
          </table:table-cell>
          <table:table-cell office:value-type="float" office:value="19132">
            <text:p>19132</text:p>
          </table:table-cell>
          <table:table-cell office:value-type="float" office:value="-58.5">
            <text:p>-58.5</text:p>
          </table:table-cell>
          <table:table-cell office:value-type="float" office:value="192.125">
            <text:p>192.125</text:p>
          </table:table-cell>
          <table:table-cell office:value-type="float" office:value="-91.625">
            <text:p>-91.625</text:p>
          </table:table-cell>
          <table:table-cell office:value-type="float" office:value="-0.00743234658874349">
            <text:p>-0.0074323466</text:p>
          </table:table-cell>
          <table:table-cell office:value-type="float" office:value="0.0151327189666037">
            <text:p>0.015132719</text:p>
          </table:table-cell>
          <table:table-cell office:value-type="float" office:value="-0.00478909680117081">
            <text:p>-0.0047890968</text:p>
          </table:table-cell>
          <table:table-cell office:value-type="float" office:value="0.974095056899996">
            <text:p>0.9740950569</text:p>
          </table:table-cell>
          <table:table-cell office:value-type="float" office:value="1.05341335478242">
            <text:p>1.0534133548</text:p>
          </table:table-cell>
          <table:table-cell office:value-type="float" office:value="0.983283114674317">
            <text:p>0.98328311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11">
            <text:p>211</text:p>
          </table:table-cell>
          <table:table-cell office:value-type="float" office:value="8339">
            <text:p>8339</text:p>
          </table:table-cell>
          <table:table-cell office:value-type="float" office:value="13324">
            <text:p>13324</text:p>
          </table:table-cell>
          <table:table-cell office:value-type="float" office:value="23320">
            <text:p>23320</text:p>
          </table:table-cell>
          <table:table-cell office:value-type="float" office:value="-472.75">
            <text:p>-472.75</text:p>
          </table:table-cell>
          <table:table-cell office:value-type="float" office:value="-376.375">
            <text:p>-376.375</text:p>
          </table:table-cell>
          <table:table-cell office:value-type="float" office:value="1732.875">
            <text:p>1732.875</text:p>
          </table:table-cell>
          <table:table-cell office:value-type="float" office:value="-0.0566914498141264">
            <text:p>-0.0566914498</text:p>
          </table:table-cell>
          <table:table-cell office:value-type="float" office:value="-0.0282478985289703">
            <text:p>-0.0282478985</text:p>
          </table:table-cell>
          <table:table-cell office:value-type="float" office:value="0.0743085334476844">
            <text:p>0.0743085334</text:p>
          </table:table-cell>
          <table:table-cell office:value-type="float" office:value="0.807879209795332">
            <text:p>0.8078792098</text:p>
          </table:table-cell>
          <table:table-cell office:value-type="float" office:value="0.902696324940358">
            <text:p>0.9026963249</text:p>
          </table:table-cell>
          <table:table-cell office:value-type="float" office:value="1.27090251302746">
            <text:p>1.270902513</text:p>
          </table:table-cell>
          <table:table-cell office:value-type="float" office:value="-11.8767172308086">
            <text:p>-11.8767172308</text:p>
          </table:table-cell>
          <table:table-cell office:value-type="float" office:value="-24.189780005607">
            <text:p>-24.1897800056</text:p>
          </table:table-cell>
          <table:table-cell office:value-type="float" office:value="9.67039576325511">
            <text:p>9.670395763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89">
            <text:p>189</text:p>
          </table:table-cell>
          <table:table-cell office:value-type="float" office:value="7084">
            <text:p>7084</text:p>
          </table:table-cell>
          <table:table-cell office:value-type="float" office:value="12603">
            <text:p>12603</text:p>
          </table:table-cell>
          <table:table-cell office:value-type="float" office:value="25355">
            <text:p>25355</text:p>
          </table:table-cell>
          <table:table-cell office:value-type="float" office:value="-426.375">
            <text:p>-426.375</text:p>
          </table:table-cell>
          <table:table-cell office:value-type="float" office:value="-642">
            <text:p>-642</text:p>
          </table:table-cell>
          <table:table-cell office:value-type="float" office:value="1058.75">
            <text:p>1058.75</text:p>
          </table:table-cell>
          <table:table-cell office:value-type="float" office:value="-0.0601884528514963">
            <text:p>-0.0601884529</text:p>
          </table:table-cell>
          <table:table-cell office:value-type="float" office:value="-0.050940252320876">
            <text:p>-0.0509402523</text:p>
          </table:table-cell>
          <table:table-cell office:value-type="float" office:value="0.0417570498915401">
            <text:p>0.0417570499</text:p>
          </table:table-cell>
          <table:table-cell office:value-type="float" office:value="0.79644080873881">
            <text:p>0.7964408087</text:p>
          </table:table-cell>
          <table:table-cell office:value-type="float" office:value="0.826795139117703">
            <text:p>0.8267951391</text:p>
          </table:table-cell>
          <table:table-cell office:value-type="float" office:value="1.14956723100305">
            <text:p>1.149567231</text:p>
          </table:table-cell>
          <table:table-cell office:value-type="float" office:value="-11.1661227355266">
            <text:p>-11.1661227355</text:p>
          </table:table-cell>
          <table:table-cell office:value-type="float" office:value="-13.2574687079274">
            <text:p>-13.2574687079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6874">
            <text:p>6874</text:p>
          </table:table-cell>
          <table:table-cell office:value-type="float" office:value="12376">
            <text:p>12376</text:p>
          </table:table-cell>
          <table:table-cell office:value-type="float" office:value="24530">
            <text:p>24530</text:p>
          </table:table-cell>
          <table:table-cell office:value-type="float" office:value="-377.5">
            <text:p>-377.5</text:p>
          </table:table-cell>
          <table:table-cell office:value-type="float" office:value="412.75">
            <text:p>412.75</text:p>
          </table:table-cell>
          <table:table-cell office:value-type="float" office:value="859.375">
            <text:p>859.375</text:p>
          </table:table-cell>
          <table:table-cell office:value-type="float" office:value="-0.0549170788478324">
            <text:p>-0.0549170788</text:p>
          </table:table-cell>
          <table:table-cell office:value-type="float" office:value="0.0333508403361345">
            <text:p>0.0333508403</text:p>
          </table:table-cell>
          <table:table-cell office:value-type="float" office:value="0.0350336322869955">
            <text:p>0.0350336323</text:p>
          </table:table-cell>
          <table:table-cell office:value-type="float" office:value="0.813701359708978">
            <text:p>0.8137013597</text:p>
          </table:table-cell>
          <table:table-cell office:value-type="float" office:value="1.11890800713668">
            <text:p>1.1189080071</text:p>
          </table:table-cell>
          <table:table-cell office:value-type="float" office:value="1.12502332957128">
            <text:p>1.1250233296</text:p>
          </table:table-cell>
          <table:table-cell office:value-type="float" office:value="-12.271869236145">
            <text:p>-12.2718692361</text:p>
          </table:table-cell>
          <table:table-cell office:value-type="float" office:value="21.1281783443873">
            <text:p>21.1281783444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7546">
            <text:p>7546</text:p>
          </table:table-cell>
          <table:table-cell office:value-type="float" office:value="11858">
            <text:p>11858</text:p>
          </table:table-cell>
          <table:table-cell office:value-type="float" office:value="24420">
            <text:p>24420</text:p>
          </table:table-cell>
          <table:table-cell office:value-type="float" office:value="-208.625">
            <text:p>-208.625</text:p>
          </table:table-cell>
          <table:table-cell office:value-type="float" office:value="518">
            <text:p>518</text:p>
          </table:table-cell>
          <table:table-cell office:value-type="float" office:value="1127.5">
            <text:p>1127.5</text:p>
          </table:table-cell>
          <table:table-cell office:value-type="float" office:value="-0.027647097800159">
            <text:p>-0.0276470978</text:p>
          </table:table-cell>
          <table:table-cell office:value-type="float" office:value="0.0436835891381346">
            <text:p>0.0436835891</text:p>
          </table:table-cell>
          <table:table-cell office:value-type="float" office:value="0.0461711711711712">
            <text:p>0.0461711712</text:p>
          </table:table-cell>
          <table:table-cell office:value-type="float" office:value="0.904733307252316">
            <text:p>0.9047333073</text:p>
          </table:table-cell>
          <table:table-cell office:value-type="float" office:value="1.15663274366505">
            <text:p>1.1566327437</text:p>
          </table:table-cell>
          <table:table-cell office:value-type="float" office:value="1.16577738211184">
            <text:p>1.1657773821</text:p>
          </table:table-cell>
          <table:table-cell office:value-type="float" office:value="-24.7230526345016">
            <text:p>-24.7230526345</text:p>
          </table:table-cell>
          <table:table-cell office:value-type="float" office:value="16.2115542834127">
            <text:p>16.2115542834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1">
            <text:p>291</text:p>
          </table:table-cell>
          <table:table-cell office:value-type="float" office:value="7182">
            <text:p>7182</text:p>
          </table:table-cell>
          <table:table-cell office:value-type="float" office:value="11983">
            <text:p>11983</text:p>
          </table:table-cell>
          <table:table-cell office:value-type="float" office:value="28655">
            <text:p>28655</text:p>
          </table:table-cell>
          <table:table-cell office:value-type="float" office:value="-20.375">
            <text:p>-20.375</text:p>
          </table:table-cell>
          <table:table-cell office:value-type="float" office:value="97.875">
            <text:p>97.875</text:p>
          </table:table-cell>
          <table:table-cell office:value-type="float" office:value="563.75">
            <text:p>563.75</text:p>
          </table:table-cell>
          <table:table-cell office:value-type="float" office:value="-0.00283695349484823">
            <text:p>-0.0028369535</text:p>
          </table:table-cell>
          <table:table-cell office:value-type="float" office:value="0.00816782107986314">
            <text:p>0.0081678211</text:p>
          </table:table-cell>
          <table:table-cell office:value-type="float" office:value="0.0196737044145873">
            <text:p>0.0196737044</text:p>
          </table:table-cell>
          <table:table-cell office:value-type="float" office:value="0.99008643744609">
            <text:p>0.9900864374</text:p>
          </table:table-cell>
          <table:table-cell office:value-type="float" office:value="1.02871813184986">
            <text:p>1.0287181318</text:p>
          </table:table-cell>
          <table:table-cell office:value-type="float" office:value="1.06961659255603">
            <text:p>1.06961659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6230">
            <text:p>6230</text:p>
          </table:table-cell>
          <table:table-cell office:value-type="float" office:value="11407">
            <text:p>11407</text:p>
          </table:table-cell>
          <table:table-cell office:value-type="float" office:value="25696">
            <text:p>25696</text:p>
          </table:table-cell>
          <table:table-cell office:value-type="float" office:value="-492.375">
            <text:p>-492.375</text:p>
          </table:table-cell>
          <table:table-cell office:value-type="float" office:value="146.625">
            <text:p>146.625</text:p>
          </table:table-cell>
          <table:table-cell office:value-type="float" office:value="920">
            <text:p>920</text:p>
          </table:table-cell>
          <table:table-cell office:value-type="float" office:value="-0.0790329052969502">
            <text:p>-0.0790329053</text:p>
          </table:table-cell>
          <table:table-cell office:value-type="float" office:value="0.0128539493293592">
            <text:p>0.0128539493</text:p>
          </table:table-cell>
          <table:table-cell office:value-type="float" office:value="0.0358032378580324">
            <text:p>0.0358032379</text:p>
          </table:table-cell>
          <table:table-cell office:value-type="float" office:value="0.735627383695241">
            <text:p>0.7356273837</text:p>
          </table:table-cell>
          <table:table-cell office:value-type="float" office:value="1.04531266171895">
            <text:p>1.0453126617</text:p>
          </table:table-cell>
          <table:table-cell office:value-type="float" office:value="1.12782380131171">
            <text:p>1.1278238013</text:p>
          </table:table-cell>
          <table:table-cell office:value-type="float" office:value="-8.41903321209124">
            <text:p>-8.4190332121</text:p>
          </table:table-cell>
          <table:table-cell office:value-type="float" office:value="0">
            <text:p>0</text:p>
          </table:table-cell>
          <table:table-cell office:value-type="float" office:value="19.7044438387584">
            <text:p>19.70444383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6482">
            <text:p>6482</text:p>
          </table:table-cell>
          <table:table-cell office:value-type="float" office:value="11293">
            <text:p>11293</text:p>
          </table:table-cell>
          <table:table-cell office:value-type="float" office:value="27104">
            <text:p>27104</text:p>
          </table:table-cell>
          <table:table-cell office:value-type="float" office:value="-398.125">
            <text:p>-398.125</text:p>
          </table:table-cell>
          <table:table-cell office:value-type="float" office:value="209.875">
            <text:p>209.875</text:p>
          </table:table-cell>
          <table:table-cell office:value-type="float" office:value="1184">
            <text:p>1184</text:p>
          </table:table-cell>
          <table:table-cell office:value-type="float" office:value="-0.0614200863930886">
            <text:p>-0.0614200864</text:p>
          </table:table-cell>
          <table:table-cell office:value-type="float" office:value="0.0185845213849287">
            <text:p>0.0185845214</text:p>
          </table:table-cell>
          <table:table-cell office:value-type="float" office:value="0.0436835891381346">
            <text:p>0.0436835891</text:p>
          </table:table-cell>
          <table:table-cell office:value-type="float" office:value="0.792423654568758">
            <text:p>0.7924236546</text:p>
          </table:table-cell>
          <table:table-cell office:value-type="float" office:value="1.06572277834006">
            <text:p>1.0657227783</text:p>
          </table:table-cell>
          <table:table-cell office:value-type="float" office:value="1.15663274366505">
            <text:p>1.1566327437</text:p>
          </table:table-cell>
          <table:table-cell office:value-type="float" office:value="-10.9351154019886">
            <text:p>-10.935115402</text:p>
          </table:table-cell>
          <table:table-cell office:value-type="float" office:value="0">
            <text:p>0</text:p>
          </table:table-cell>
          <table:table-cell office:value-type="float" office:value="16.2115542834127">
            <text:p>16.21155428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6894">
            <text:p>6894</text:p>
          </table:table-cell>
          <table:table-cell office:value-type="float" office:value="12256">
            <text:p>12256</text:p>
          </table:table-cell>
          <table:table-cell office:value-type="float" office:value="29440">
            <text:p>29440</text:p>
          </table:table-cell>
          <table:table-cell office:value-type="float" office:value="-136.5">
            <text:p>-136.5</text:p>
          </table:table-cell>
          <table:table-cell office:value-type="float" office:value="-116.625">
            <text:p>-116.625</text:p>
          </table:table-cell>
          <table:table-cell office:value-type="float" office:value="1076">
            <text:p>1076</text:p>
          </table:table-cell>
          <table:table-cell office:value-type="float" office:value="-0.0197998259355962">
            <text:p>-0.0197998259</text:p>
          </table:table-cell>
          <table:table-cell office:value-type="float" office:value="-0.00951574738903394">
            <text:p>-0.0095157474</text:p>
          </table:table-cell>
          <table:table-cell office:value-type="float" office:value="0.0365489130434783">
            <text:p>0.036548913</text:p>
          </table:table-cell>
          <table:table-cell office:value-type="float" office:value="0.93146899411529">
            <text:p>0.9314689941</text:p>
          </table:table-cell>
          <table:table-cell office:value-type="float" office:value="0.96687236105719">
            <text:p>0.9668723611</text:p>
          </table:table-cell>
          <table:table-cell office:value-type="float" office:value="1.13053940881971">
            <text:p>1.1305394088</text:p>
          </table:table-cell>
          <table:table-cell table:number-columns-repeated="2" office:value-type="float" office:value="0">
            <text:p>0</text:p>
          </table:table-cell>
          <table:table-cell office:value-type="float" office:value="19.3094192928574">
            <text:p>19.30941929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7084">
            <text:p>7084</text:p>
          </table:table-cell>
          <table:table-cell office:value-type="float" office:value="12264">
            <text:p>12264</text:p>
          </table:table-cell>
          <table:table-cell office:value-type="float" office:value="30208">
            <text:p>30208</text:p>
          </table:table-cell>
          <table:table-cell office:value-type="float" office:value="-161.25">
            <text:p>-161.25</text:p>
          </table:table-cell>
          <table:table-cell office:value-type="float" office:value="-52.875">
            <text:p>-52.875</text:p>
          </table:table-cell>
          <table:table-cell office:value-type="float" office:value="724">
            <text:p>724</text:p>
          </table:table-cell>
          <table:table-cell office:value-type="float" office:value="-0.0227625635234331">
            <text:p>-0.0227625635</text:p>
          </table:table-cell>
          <table:table-cell office:value-type="float" office:value="-0.00431139921722113">
            <text:p>-0.0043113992</text:p>
          </table:table-cell>
          <table:table-cell office:value-type="float" office:value="0.0239671610169492">
            <text:p>0.023967161</text:p>
          </table:table-cell>
          <table:table-cell office:value-type="float" office:value="0.921346570892374">
            <text:p>0.9213465709</text:p>
          </table:table-cell>
          <table:table-cell office:value-type="float" office:value="0.984946535539618">
            <text:p>0.9849465355</text:p>
          </table:table-cell>
          <table:table-cell office:value-type="float" office:value="1.08501093618146">
            <text:p>1.0850109362</text:p>
          </table:table-cell>
          <table:table-cell office:value-type="float" office:value="-30.1032878947156">
            <text:p>-30.1032878947</text:p>
          </table:table-cell>
          <table:table-cell office:value-type="float" office:value="0">
            <text:p>0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6874">
            <text:p>6874</text:p>
          </table:table-cell>
          <table:table-cell office:value-type="float" office:value="12159">
            <text:p>12159</text:p>
          </table:table-cell>
          <table:table-cell office:value-type="float" office:value="30464">
            <text:p>30464</text:p>
          </table:table-cell>
          <table:table-cell office:value-type="float" office:value="127.75">
            <text:p>127.75</text:p>
          </table:table-cell>
          <table:table-cell office:value-type="float" office:value="157.5">
            <text:p>157.5</text:p>
          </table:table-cell>
          <table:table-cell office:value-type="float" office:value="1016">
            <text:p>1016</text:p>
          </table:table-cell>
          <table:table-cell office:value-type="float" office:value="0.0185845213849287">
            <text:p>0.0185845214</text:p>
          </table:table-cell>
          <table:table-cell office:value-type="float" office:value="0.0129533678756477">
            <text:p>0.0129533679</text:p>
          </table:table-cell>
          <table:table-cell office:value-type="float" office:value="0.0333508403361345">
            <text:p>0.0333508403</text:p>
          </table:table-cell>
          <table:table-cell office:value-type="float" office:value="1.06572277834006">
            <text:p>1.0657227783</text:p>
          </table:table-cell>
          <table:table-cell office:value-type="float" office:value="1.04566565545384">
            <text:p>1.0456656555</text:p>
          </table:table-cell>
          <table:table-cell office:value-type="float" office:value="1.11890800713668">
            <text:p>1.11890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7252">
            <text:p>7252</text:p>
          </table:table-cell>
          <table:table-cell office:value-type="float" office:value="12600">
            <text:p>12600</text:p>
          </table:table-cell>
          <table:table-cell office:value-type="float" office:value="32736">
            <text:p>32736</text:p>
          </table:table-cell>
          <table:table-cell office:value-type="float" office:value="190.75">
            <text:p>190.75</text:p>
          </table:table-cell>
          <table:table-cell office:value-type="float" office:value="170.625">
            <text:p>170.625</text:p>
          </table:table-cell>
          <table:table-cell office:value-type="float" office:value="1032">
            <text:p>1032</text:p>
          </table:table-cell>
          <table:table-cell office:value-type="float" office:value="0.0263030888030888">
            <text:p>0.0263030888</text:p>
          </table:table-cell>
          <table:table-cell office:value-type="float" office:value="0.0135416666666667">
            <text:p>0.0135416667</text:p>
          </table:table-cell>
          <table:table-cell office:value-type="float" office:value="0.031524926686217">
            <text:p>0.0315249267</text:p>
          </table:table-cell>
          <table:table-cell office:value-type="float" office:value="1.09341684167275">
            <text:p>1.0934168417</text:p>
          </table:table-cell>
          <table:table-cell office:value-type="float" office:value="1.04775525173611">
            <text:p>1.0477552517</text:p>
          </table:table-cell>
          <table:table-cell office:value-type="float" office:value="1.1122851325668">
            <text:p>1.1122851326</text:p>
          </table:table-cell>
          <table:table-cell office:value-type="float" office:value="26.69738507718">
            <text:p>26.6973850772</text:p>
          </table:table-cell>
          <table:table-cell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7182">
            <text:p>7182</text:p>
          </table:table-cell>
          <table:table-cell office:value-type="float" office:value="13629">
            <text:p>13629</text:p>
          </table:table-cell>
          <table:table-cell office:value-type="float" office:value="32576">
            <text:p>32576</text:p>
          </table:table-cell>
          <table:table-cell office:value-type="float" office:value="133">
            <text:p>133</text:p>
          </table:table-cell>
          <table:table-cell office:value-type="float" office:value="2.625">
            <text:p>2.625</text:p>
          </table:table-cell>
          <table:table-cell office:value-type="float" office:value="936">
            <text:p>936</text:p>
          </table:table-cell>
          <table:table-cell office:value-type="float" office:value="0.0185185185185185">
            <text:p>0.0185185185</text:p>
          </table:table-cell>
          <table:table-cell office:value-type="float" office:value="0.000192604006163328">
            <text:p>0.000192604</text:p>
          </table:table-cell>
          <table:table-cell office:value-type="float" office:value="0.0287328094302554">
            <text:p>0.0287328094</text:p>
          </table:table-cell>
          <table:table-cell office:value-type="float" office:value="1.06548696844993">
            <text:p>1.0654869684</text:p>
          </table:table-cell>
          <table:table-cell office:value-type="float" office:value="1.00067418673033">
            <text:p>1.0006741867</text:p>
          </table:table-cell>
          <table:table-cell office:value-type="float" office:value="1.10218295870789">
            <text:p>1.1021829587</text:p>
          </table:table-cell>
          <table:table-cell table:number-columns-repeated="2"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7140">
            <text:p>7140</text:p>
          </table:table-cell>
          <table:table-cell office:value-type="float" office:value="13432">
            <text:p>13432</text:p>
          </table:table-cell>
          <table:table-cell office:value-type="float" office:value="33056">
            <text:p>33056</text:p>
          </table:table-cell>
          <table:table-cell office:value-type="float" office:value="127.75">
            <text:p>127.75</text:p>
          </table:table-cell>
          <table:table-cell office:value-type="float" office:value="296.125">
            <text:p>296.125</text:p>
          </table:table-cell>
          <table:table-cell office:value-type="float" office:value="876">
            <text:p>876</text:p>
          </table:table-cell>
          <table:table-cell office:value-type="float" office:value="0.0178921568627451">
            <text:p>0.0178921569</text:p>
          </table:table-cell>
          <table:table-cell office:value-type="float" office:value="0.0220462328767123">
            <text:p>0.0220462329</text:p>
          </table:table-cell>
          <table:table-cell office:value-type="float" office:value="0.0265004840271055">
            <text:p>0.026500484</text:p>
          </table:table-cell>
          <table:table-cell office:value-type="float" office:value="1.06325000240292">
            <text:p>1.0632500024</text:p>
          </table:table-cell>
          <table:table-cell office:value-type="float" office:value="1.07811444638124">
            <text:p>1.0781144464</text:p>
          </table:table-cell>
          <table:table-cell office:value-type="float" office:value="1.09412815437606">
            <text:p>1.0941281544</text:p>
          </table:table-cell>
          <table:table-cell office:value-type="float" office:value="0">
            <text:p>0</text:p>
          </table:table-cell>
          <table:table-cell office:value-type="float" office:value="31.7859317376938">
            <text:p>31.7859317377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7252">
            <text:p>7252</text:p>
          </table:table-cell>
          <table:table-cell office:value-type="float" office:value="13110">
            <text:p>13110</text:p>
          </table:table-cell>
          <table:table-cell office:value-type="float" office:value="33824">
            <text:p>33824</text:p>
          </table:table-cell>
          <table:table-cell office:value-type="float" office:value="190.75">
            <text:p>190.75</text:p>
          </table:table-cell>
          <table:table-cell office:value-type="float" office:value="-75.75">
            <text:p>-75.75</text:p>
          </table:table-cell>
          <table:table-cell office:value-type="float" office:value="988">
            <text:p>988</text:p>
          </table:table-cell>
          <table:table-cell office:value-type="float" office:value="0.0263030888030888">
            <text:p>0.0263030888</text:p>
          </table:table-cell>
          <table:table-cell office:value-type="float" office:value="-0.00577803203661327">
            <text:p>-0.005778032</text:p>
          </table:table-cell>
          <table:table-cell office:value-type="float" office:value="0.0292100283822138">
            <text:p>0.0292100284</text:p>
          </table:table-cell>
          <table:table-cell office:value-type="float" office:value="1.09341684167275">
            <text:p>1.0934168417</text:p>
          </table:table-cell>
          <table:table-cell office:value-type="float" office:value="0.979842323754117">
            <text:p>0.9798423238</text:p>
          </table:table-cell>
          <table:table-cell office:value-type="float" office:value="1.1039074218236">
            <text:p>1.1039074218</text:p>
          </table:table-cell>
          <table:table-cell office:value-type="float" office:value="26.69738507718">
            <text:p>26.6973850772</text:p>
          </table:table-cell>
          <table:table-cell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662">
            <text:p>662</text:p>
          </table:table-cell>
          <table:table-cell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7524">
            <text:p>7524</text:p>
          </table:table-cell>
          <table:table-cell office:value-type="float" office:value="13409">
            <text:p>13409</text:p>
          </table:table-cell>
          <table:table-cell office:value-type="float" office:value="35360">
            <text:p>35360</text:p>
          </table:table-cell>
          <table:table-cell office:value-type="float" office:value="108">
            <text:p>108</text:p>
          </table:table-cell>
          <table:table-cell office:value-type="float" office:value="96.75">
            <text:p>96.75</text:p>
          </table:table-cell>
          <table:table-cell office:value-type="float" office:value="952">
            <text:p>952</text:p>
          </table:table-cell>
          <table:table-cell office:value-type="float" office:value="0.0143540669856459">
            <text:p>0.014354067</text:p>
          </table:table-cell>
          <table:table-cell office:value-type="float" office:value="0.00721530315459766">
            <text:p>0.0072153032</text:p>
          </table:table-cell>
          <table:table-cell office:value-type="float" office:value="0.0269230769230769">
            <text:p>0.0269230769</text:p>
          </table:table-cell>
          <table:table-cell office:value-type="float" office:value="1.05064307135826">
            <text:p>1.0506430714</text:p>
          </table:table-cell>
          <table:table-cell office:value-type="float" office:value="1.02535559981633">
            <text:p>1.0253555998</text:p>
          </table:table-cell>
          <table:table-cell office:value-type="float" office:value="1.09565147928994">
            <text:p>1.095651479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7150">
            <text:p>7150</text:p>
          </table:table-cell>
          <table:table-cell office:value-type="float" office:value="13629">
            <text:p>13629</text:p>
          </table:table-cell>
          <table:table-cell office:value-type="float" office:value="36928">
            <text:p>36928</text:p>
          </table:table-cell>
          <table:table-cell office:value-type="float" office:value="-102.625">
            <text:p>-102.625</text:p>
          </table:table-cell>
          <table:table-cell office:value-type="float" office:value="2.625">
            <text:p>2.625</text:p>
          </table:table-cell>
          <table:table-cell office:value-type="float" office:value="896">
            <text:p>896</text:p>
          </table:table-cell>
          <table:table-cell office:value-type="float" office:value="-0.0143531468531469">
            <text:p>-0.0143531469</text:p>
          </table:table-cell>
          <table:table-cell office:value-type="float" office:value="0.000192604006163328">
            <text:p>0.000192604</text:p>
          </table:table-cell>
          <table:table-cell office:value-type="float" office:value="0.024263431542461">
            <text:p>0.0242634315</text:p>
          </table:table-cell>
          <table:table-cell office:value-type="float" office:value="0.950167771150178">
            <text:p>0.9501677712</text:p>
          </table:table-cell>
          <table:table-cell office:value-type="float" office:value="1.00067418673033">
            <text:p>1.0006741867</text:p>
          </table:table-cell>
          <table:table-cell office:value-type="float" office:value="1.08607589005464">
            <text:p>1.0860758901</text:p>
          </table:table-cell>
          <table:table-cell table:number-columns-repeated="2"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6721">
            <text:p>6721</text:p>
          </table:table-cell>
          <table:table-cell office:value-type="float" office:value="13209">
            <text:p>13209</text:p>
          </table:table-cell>
          <table:table-cell office:value-type="float" office:value="37216">
            <text:p>37216</text:p>
          </table:table-cell>
          <table:table-cell office:value-type="float" office:value="-165.75">
            <text:p>-165.75</text:p>
          </table:table-cell>
          <table:table-cell office:value-type="float" office:value="-226.25">
            <text:p>-226.25</text:p>
          </table:table-cell>
          <table:table-cell office:value-type="float" office:value="704">
            <text:p>704</text:p>
          </table:table-cell>
          <table:table-cell office:value-type="float" office:value="-0.0246615087040619">
            <text:p>-0.0246615087</text:p>
          </table:table-cell>
          <table:table-cell office:value-type="float" office:value="-0.017128473010826">
            <text:p>-0.017128473</text:p>
          </table:table-cell>
          <table:table-cell office:value-type="float" office:value="0.0189165950128977">
            <text:p>0.018916595</text:p>
          </table:table-cell>
          <table:table-cell office:value-type="float" office:value="0.914876771958442">
            <text:p>0.914876772</text:p>
          </table:table-cell>
          <table:table-cell office:value-type="float" office:value="0.940625378253967">
            <text:p>0.9406253783</text:p>
          </table:table-cell>
          <table:table-cell office:value-type="float" office:value="1.06690944417623">
            <text:p>1.0669094442</text:p>
          </table:table-cell>
          <table:table-cell office:value-type="float" office:value="-27.7584226762982">
            <text:p>-27.75842267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7184">
            <text:p>7184</text:p>
          </table:table-cell>
          <table:table-cell office:value-type="float" office:value="13328">
            <text:p>13328</text:p>
          </table:table-cell>
          <table:table-cell office:value-type="float" office:value="38368">
            <text:p>38368</text:p>
          </table:table-cell>
          <table:table-cell office:value-type="float" office:value="-135.875">
            <text:p>-135.875</text:p>
          </table:table-cell>
          <table:table-cell office:value-type="float" office:value="218">
            <text:p>218</text:p>
          </table:table-cell>
          <table:table-cell office:value-type="float" office:value="708">
            <text:p>708</text:p>
          </table:table-cell>
          <table:table-cell office:value-type="float" office:value="-0.0189135579064588">
            <text:p>-0.0189135579</text:p>
          </table:table-cell>
          <table:table-cell office:value-type="float" office:value="0.0163565426170468">
            <text:p>0.0163565426</text:p>
          </table:table-cell>
          <table:table-cell office:value-type="float" office:value="0.0184528773978315">
            <text:p>0.0184528774</text:p>
          </table:table-cell>
          <table:table-cell office:value-type="float" office:value="0.934503683765849">
            <text:p>0.9345036838</text:p>
          </table:table-cell>
          <table:table-cell office:value-type="float" office:value="1.05777227067298">
            <text:p>1.0577722707</text:p>
          </table:table-cell>
          <table:table-cell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8162">
            <text:p>8162</text:p>
          </table:table-cell>
          <table:table-cell office:value-type="float" office:value="14574">
            <text:p>14574</text:p>
          </table:table-cell>
          <table:table-cell office:value-type="float" office:value="40352">
            <text:p>40352</text:p>
          </table:table-cell>
          <table:table-cell office:value-type="float" office:value="-171.375">
            <text:p>-171.375</text:p>
          </table:table-cell>
          <table:table-cell office:value-type="float" office:value="-410.125">
            <text:p>-410.125</text:p>
          </table:table-cell>
          <table:table-cell office:value-type="float" office:value="428">
            <text:p>428</text:p>
          </table:table-cell>
          <table:table-cell office:value-type="float" office:value="-0.020996691987258">
            <text:p>-0.020996692</text:p>
          </table:table-cell>
          <table:table-cell office:value-type="float" office:value="-0.0281408672979278">
            <text:p>-0.0281408673</text:p>
          </table:table-cell>
          <table:table-cell office:value-type="float" office:value="0.0106066613798573">
            <text:p>0.0106066614</text:p>
          </table:table-cell>
          <table:table-cell office:value-type="float" office:value="0.927375665750436">
            <text:p>0.9273756658</text:p>
          </table:table-cell>
          <table:table-cell office:value-type="float" office:value="0.903059104945321">
            <text:p>0.9030591049</text:p>
          </table:table-cell>
          <table:table-cell office:value-type="float" office:value="1.03734381731013">
            <text:p>1.0373438173</text:p>
          </table:table-cell>
          <table:table-cell office:value-type="float" office:value="-32.6644095158001">
            <text:p>-32.6644095158</text:p>
          </table:table-cell>
          <table:table-cell office:value-type="float" office:value="-24.2831144530017">
            <text:p>-24.283114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7616">
            <text:p>7616</text:p>
          </table:table-cell>
          <table:table-cell office:value-type="float" office:value="13743">
            <text:p>13743</text:p>
          </table:table-cell>
          <table:table-cell office:value-type="float" office:value="39744">
            <text:p>39744</text:p>
          </table:table-cell>
          <table:table-cell office:value-type="float" office:value="-364.25">
            <text:p>-364.25</text:p>
          </table:table-cell>
          <table:table-cell office:value-type="float" office:value="-656.625">
            <text:p>-656.625</text:p>
          </table:table-cell>
          <table:table-cell office:value-type="float" office:value="132">
            <text:p>132</text:p>
          </table:table-cell>
          <table:table-cell office:value-type="float" office:value="-0.0478269432773109">
            <text:p>-0.0478269433</text:p>
          </table:table-cell>
          <table:table-cell office:value-type="float" office:value="-0.0477788692425235">
            <text:p>-0.0477788692</text:p>
          </table:table-cell>
          <table:table-cell office:value-type="float" office:value="0.00332125603864734">
            <text:p>0.003321256</text:p>
          </table:table-cell>
          <table:table-cell office:value-type="float" office:value="0.837089034875784">
            <text:p>0.8370890349</text:p>
          </table:table-cell>
          <table:table-cell office:value-type="float" office:value="0.837248285529512">
            <text:p>0.8372482855</text:p>
          </table:table-cell>
          <table:table-cell office:value-type="float" office:value="1.01164601638895">
            <text:p>1.0116460164</text:p>
          </table:table-cell>
          <table:table-cell office:value-type="float" office:value="-14.1434136017209">
            <text:p>-14.1434136017</text:p>
          </table:table-cell>
          <table:table-cell office:value-type="float" office:value="-14.1579988684572">
            <text:p>-14.15799886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6682">
            <text:p>6682</text:p>
          </table:table-cell>
          <table:table-cell office:value-type="float" office:value="12810">
            <text:p>12810</text:p>
          </table:table-cell>
          <table:table-cell office:value-type="float" office:value="38688">
            <text:p>38688</text:p>
          </table:table-cell>
          <table:table-cell office:value-type="float" office:value="-264.375">
            <text:p>-264.375</text:p>
          </table:table-cell>
          <table:table-cell office:value-type="float" office:value="-547.25">
            <text:p>-547.25</text:p>
          </table:table-cell>
          <table:table-cell office:value-type="float" office:value="80.125">
            <text:p>80.125</text:p>
          </table:table-cell>
          <table:table-cell office:value-type="float" office:value="-0.0395652499251721">
            <text:p>-0.0395652499</text:p>
          </table:table-cell>
          <table:table-cell office:value-type="float" office:value="-0.0427205308352849">
            <text:p>-0.0427205308</text:p>
          </table:table-cell>
          <table:table-cell office:value-type="float" office:value="0.00207105562448304">
            <text:p>0.0020710556</text:p>
          </table:table-cell>
          <table:table-cell office:value-type="float" office:value="0.864589826905115">
            <text:p>0.8645898269</text:p>
          </table:table-cell>
          <table:table-cell office:value-type="float" office:value="0.854055227836006">
            <text:p>0.8540552278</text:p>
          </table:table-cell>
          <table:table-cell office:value-type="float" office:value="1.00725710165763">
            <text:p>1.0072571017</text:p>
          </table:table-cell>
          <table:table-cell office:value-type="float" office:value="-17.1701848126782">
            <text:p>-17.1701848127</text:p>
          </table:table-cell>
          <table:table-cell office:value-type="float" office:value="-15.8760583326278">
            <text:p>-15.8760583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6323">
            <text:p>6323</text:p>
          </table:table-cell>
          <table:table-cell office:value-type="float" office:value="12756">
            <text:p>12756</text:p>
          </table:table-cell>
          <table:table-cell office:value-type="float" office:value="39488">
            <text:p>39488</text:p>
          </table:table-cell>
          <table:table-cell office:value-type="float" office:value="-296.375">
            <text:p>-296.375</text:p>
          </table:table-cell>
          <table:table-cell office:value-type="float" office:value="-425.125">
            <text:p>-425.125</text:p>
          </table:table-cell>
          <table:table-cell office:value-type="float" office:value="148">
            <text:p>148</text:p>
          </table:table-cell>
          <table:table-cell office:value-type="float" office:value="-0.0468725288628815">
            <text:p>-0.0468725289</text:p>
          </table:table-cell>
          <table:table-cell office:value-type="float" office:value="-0.0333274537472562">
            <text:p>-0.0333274537</text:p>
          </table:table-cell>
          <table:table-cell office:value-type="float" office:value="0.00374797406807131">
            <text:p>0.0037479741</text:p>
          </table:table-cell>
          <table:table-cell office:value-type="float" office:value="0.840252335545438">
            <text:p>0.8402523355</text:p>
          </table:table-cell>
          <table:table-cell office:value-type="float" office:value="0.885530921464223">
            <text:p>0.8855309215</text:p>
          </table:table-cell>
          <table:table-cell office:value-type="float" office:value="1.01314544196509">
            <text:p>1.013145442</text:p>
          </table:table-cell>
          <table:table-cell office:value-type="float" office:value="-14.4385729801873">
            <text:p>-14.4385729802</text:p>
          </table:table-cell>
          <table:table-cell office:value-type="float" office:value="-20.4495525086653">
            <text:p>-20.44955250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5724">
            <text:p>5724</text:p>
          </table:table-cell>
          <table:table-cell office:value-type="float" office:value="11548">
            <text:p>11548</text:p>
          </table:table-cell>
          <table:table-cell office:value-type="float" office:value="38784">
            <text:p>38784</text:p>
          </table:table-cell>
          <table:table-cell office:value-type="float" office:value="-443.75">
            <text:p>-443.75</text:p>
          </table:table-cell>
          <table:table-cell office:value-type="float" office:value="-972.6">
            <text:p>-972.6</text:p>
          </table:table-cell>
          <table:table-cell office:value-type="float" office:value="-228.25">
            <text:p>-228.25</text:p>
          </table:table-cell>
          <table:table-cell office:value-type="float" office:value="-0.0775244584206848">
            <text:p>-0.0775244584</text:p>
          </table:table-cell>
          <table:table-cell office:value-type="float" office:value="-0.0842223761690336">
            <text:p>-0.0842223762</text:p>
          </table:table-cell>
          <table:table-cell office:value-type="float" office:value="-0.00588515882838284">
            <text:p>-0.0058851588</text:p>
          </table:table-cell>
          <table:table-cell office:value-type="float" office:value="0.740444077168307">
            <text:p>0.7404440772</text:p>
          </table:table-cell>
          <table:table-cell office:value-type="float" office:value="0.719124764357597">
            <text:p>0.7191247644</text:p>
          </table:table-cell>
          <table:table-cell office:value-type="float" office:value="0.979469828885753">
            <text:p>0.9794698289</text:p>
          </table:table-cell>
          <table:table-cell office:value-type="float" office:value="-8.58977869425596">
            <text:p>-8.5897786943</text:p>
          </table:table-cell>
          <table:table-cell office:value-type="float" office:value="-7.87830971539886">
            <text:p>-7.8783097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4236">
            <text:p>4236</text:p>
          </table:table-cell>
          <table:table-cell office:value-type="float" office:value="9260">
            <text:p>9260</text:p>
          </table:table-cell>
          <table:table-cell office:value-type="float" office:value="37984">
            <text:p>37984</text:p>
          </table:table-cell>
          <table:table-cell office:value-type="float" office:value="-418.285714285714">
            <text:p>-418.2857142857</text:p>
          </table:table-cell>
          <table:table-cell office:value-type="float" office:value="-530.166666666667">
            <text:p>-530.1666666667</text:p>
          </table:table-cell>
          <table:table-cell office:value-type="float" office:value="-174">
            <text:p>-174</text:p>
          </table:table-cell>
          <table:table-cell office:value-type="float" office:value="-0.0987454471873735">
            <text:p>-0.0987454472</text:p>
          </table:table-cell>
          <table:table-cell office:value-type="float" office:value="-0.0572534197264219">
            <text:p>-0.0572534197</text:p>
          </table:table-cell>
          <table:table-cell office:value-type="float" office:value="-0.00458087615838248">
            <text:p>-0.0045808762</text:p>
          </table:table-cell>
          <table:table-cell office:value-type="float" office:value="0.673502234991052">
            <text:p>0.673502235</text:p>
          </table:table-cell>
          <table:table-cell office:value-type="float" office:value="0.806037820935448">
            <text:p>0.8060378209</text:p>
          </table:table-cell>
          <table:table-cell office:value-type="float" office:value="0.984008062921363">
            <text:p>0.9840080629</text:p>
          </table:table-cell>
          <table:table-cell office:value-type="float" office:value="-6.66695767754722">
            <text:p>-6.6669576775</text:p>
          </table:table-cell>
          <table:table-cell office:value-type="float" office:value="-11.7566722364041">
            <text:p>-11.75667223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3686">
            <text:p>3686</text:p>
          </table:table-cell>
          <table:table-cell office:value-type="float" office:value="9350">
            <text:p>9350</text:p>
          </table:table-cell>
          <table:table-cell office:value-type="float" office:value="37857">
            <text:p>37857</text:p>
          </table:table-cell>
          <table:table-cell office:value-type="float" office:value="0">
            <text:p>0</text:p>
          </table:table-cell>
          <table:table-cell office:value-type="float" office:value="-674.5">
            <text:p>-674.5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 office:value-type="float" office:value="-0.0721390374331551">
            <text:p>-0.0721390374</text:p>
          </table:table-cell>
          <table:table-cell office:value-type="float" office:value="-0.000713210238529202">
            <text:p>-0.0007132102</text:p>
          </table:table-cell>
          <table:table-cell office:value-type="float" office:value="0.56">
            <text:p>0.56</text:p>
          </table:table-cell>
          <table:table-cell office:value-type="float" office:value="0.75771328879865">
            <text:p>0.7577132888</text:p>
          </table:table-cell>
          <table:table-cell office:value-type="float" office:value="0.997504761156083">
            <text:p>0.9975047612</text:p>
          </table:table-cell>
          <table:table-cell office:value-type="float" office:value="0">
            <text:p>0</text:p>
          </table:table-cell>
          <table:table-cell office:value-type="float" office:value="-9.25759141384595">
            <text:p>-9.2575914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3208">
            <text:p>3208</text:p>
          </table:table-cell>
          <table:table-cell office:value-type="float" office:value="9294">
            <text:p>9294</text:p>
          </table:table-cell>
          <table:table-cell office:value-type="float" office:value="39552">
            <text:p>39552</text:p>
          </table:table-cell>
          <table:table-cell office:value-type="float" office:value="0">
            <text:p>0</text:p>
          </table:table-cell>
          <table:table-cell office:value-type="float" office:value="-631.6">
            <text:p>-631.6</text:p>
          </table:table-cell>
          <table:table-cell office:value-type="float" office:value="-192.4">
            <text:p>-192.4</text:p>
          </table:table-cell>
          <table:table-cell office:value-type="float" office:value="0">
            <text:p>0</text:p>
          </table:table-cell>
          <table:table-cell office:value-type="float" office:value="-0.0679578222509146">
            <text:p>-0.0679578223</text:p>
          </table:table-cell>
          <table:table-cell office:value-type="float" office:value="-0.00486448220064725">
            <text:p>-0.0048644822</text:p>
          </table:table-cell>
          <table:table-cell office:value-type="float" office:value="0.56">
            <text:p>0.56</text:p>
          </table:table-cell>
          <table:table-cell office:value-type="float" office:value="0.771199422707769">
            <text:p>0.7711994227</text:p>
          </table:table-cell>
          <table:table-cell office:value-type="float" office:value="0.983020692144412">
            <text:p>0.9830206921</text:p>
          </table:table-cell>
          <table:table-cell office:value-type="float" office:value="0">
            <text:p>0</text:p>
          </table:table-cell>
          <table:table-cell office:value-type="float" office:value="-9.84902894480315">
            <text:p>-9.84902894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5">
            <text:p>5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2792">
            <text:p>2792</text:p>
          </table:table-cell>
          <table:table-cell office:value-type="float" office:value="8929">
            <text:p>8929</text:p>
          </table:table-cell>
          <table:table-cell office:value-type="float" office:value="39606">
            <text:p>39606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5">
            <text:p>5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2429">
            <text:p>2429</text:p>
          </table:table-cell>
          <table:table-cell office:value-type="float" office:value="8218">
            <text:p>8218</text:p>
          </table:table-cell>
          <table:table-cell office:value-type="float" office:value="39661">
            <text:p>39661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2114">
            <text:p>2114</text:p>
          </table:table-cell>
          <table:table-cell office:value-type="float" office:value="7726">
            <text:p>7726</text:p>
          </table:table-cell>
          <table:table-cell office:value-type="float" office:value="39716">
            <text:p>39716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4.5">
            <text:p>94.5</text:p>
          </table:table-cell>
          <table:table-cell office:value-type="float" office:value="7505">
            <text:p>7505</text:p>
          </table:table-cell>
          <table:table-cell office:value-type="float" office:value="23757">
            <text:p>23757</text:p>
          </table:table-cell>
          <table:table-cell office:value-type="float" office:value="19.435">
            <text:p>19.43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212">
            <text:p>1212</text:p>
          </table:table-cell>
          <table:table-cell office:value-type="float" office:value="1840">
            <text:p>1840</text:p>
          </table:table-cell>
          <table:table-cell office:value-type="float" office:value="7308">
            <text:p>7308</text:p>
          </table:table-cell>
          <table:table-cell office:value-type="float" office:value="39770">
            <text:p>39770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95.6666666666667">
            <text:p>95.6666666667</text:p>
          </table:table-cell>
          <table:table-cell office:value-type="float" office:value="7514.33333333333">
            <text:p>7514.3333333333</text:p>
          </table:table-cell>
          <table:table-cell office:value-type="float" office:value="22578.6666666667">
            <text:p>22578.6666666667</text:p>
          </table:table-cell>
          <table:table-cell office:value-type="float" office:value="19.56">
            <text:p>19.56</text:p>
          </table:table-cell>
          <table:table-cell table:number-columns-repeated="3" office:value-type="float" office:value="5">
            <text:p>5</text:p>
          </table:table-cell>
          <table:table-cell office:value-type="float" office:value="517">
            <text:p>517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1601">
            <text:p>1601</text:p>
          </table:table-cell>
          <table:table-cell office:value-type="float" office:value="6757">
            <text:p>6757</text:p>
          </table:table-cell>
          <table:table-cell office:value-type="float" office:value="39825">
            <text:p>39825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1">
            <text:p>5.1</text:p>
          </table:table-cell>
          <table:table-cell office:value-type="float" office:value="10.1">
            <text:p>10.1</text:p>
          </table:table-cell>
          <table:table-cell office:value-type="float" office:value="17.5">
            <text:p>17.5</text:p>
          </table:table-cell>
          <table:table-cell office:value-type="float" office:value="4969">
            <text:p>4969</text:p>
          </table:table-cell>
          <table:table-cell office:value-type="float" office:value="5825">
            <text:p>5825</text:p>
          </table:table-cell>
          <table:table-cell office:value-type="float" office:value="10073">
            <text:p>100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7:52.06</dc:date>
    <dc:creator>Liam Widdess</dc:creator>
    <meta:editing-duration>P2DT3H30M54S</meta:editing-duration>
    <meta:editing-cycles>185</meta:editing-cycles>
    <meta:generator>OpenOffice/4.1.7$Win32 OpenOffice.org_project/417m1$Build-9800</meta:generator>
    <meta:document-statistic meta:table-count="8" meta:cell-count="790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7">
                <text:p>1727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602">
                <text:p>1602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88">
                <text:p>1788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10">
                <text:p>1910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67">
                <text:p>2167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2012">
                <text:p>201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206">
                <text:p>2206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526">
                <text:p>2526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87">
                <text:p>1487</text:p>
              </table:table-cell>
              <table:table-cell office:value-type="float" office:value="2658">
                <text:p>2658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92">
                <text:p>1692</text:p>
              </table:table-cell>
              <table:table-cell office:value-type="float" office:value="2821">
                <text:p>2821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26">
                <text:p>1726</text:p>
              </table:table-cell>
              <table:table-cell office:value-type="float" office:value="2962">
                <text:p>2962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86">
                <text:p>1986</text:p>
              </table:table-cell>
              <table:table-cell office:value-type="float" office:value="3142">
                <text:p>3142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22">
                <text:p>2022</text:p>
              </table:table-cell>
              <table:table-cell office:value-type="float" office:value="3294">
                <text:p>3294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35">
                <text:p>1835</text:p>
              </table:table-cell>
              <table:table-cell office:value-type="float" office:value="3433">
                <text:p>3433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52">
                <text:p>1952</text:p>
              </table:table-cell>
              <table:table-cell office:value-type="float" office:value="3710">
                <text:p>371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94">
                <text:p>2294</text:p>
              </table:table-cell>
              <table:table-cell office:value-type="float" office:value="4097">
                <text:p>4097</text:p>
              </table:table-cell>
              <table:table-cell office:value-type="float" office:value="7717">
                <text:p>771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428">
                <text:p>2428</text:p>
              </table:table-cell>
              <table:table-cell office:value-type="float" office:value="4465">
                <text:p>4465</text:p>
              </table:table-cell>
              <table:table-cell office:value-type="float" office:value="9224">
                <text:p>92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20">
                <text:p>2420</text:p>
              </table:table-cell>
              <table:table-cell office:value-type="float" office:value="4511">
                <text:p>4511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06">
                <text:p>2706</text:p>
              </table:table-cell>
              <table:table-cell office:value-type="float" office:value="4749">
                <text:p>4749</text:p>
              </table:table-cell>
              <table:table-cell office:value-type="float" office:value="8517">
                <text:p>851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28">
                <text:p>2828</text:p>
              </table:table-cell>
              <table:table-cell office:value-type="float" office:value="5150">
                <text:p>5150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150">
                <text:p>3150</text:p>
              </table:table-cell>
              <table:table-cell office:value-type="float" office:value="5745">
                <text:p>5745</text:p>
              </table:table-cell>
              <table:table-cell office:value-type="float" office:value="11801">
                <text:p>1180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15">
                <text:p>3015</text:p>
              </table:table-cell>
              <table:table-cell office:value-type="float" office:value="5477">
                <text:p>5477</text:p>
              </table:table-cell>
              <table:table-cell office:value-type="float" office:value="8595">
                <text:p>859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420">
                <text:p>3420</text:p>
              </table:table-cell>
              <table:table-cell office:value-type="float" office:value="5852">
                <text:p>5852</text:p>
              </table:table-cell>
              <table:table-cell office:value-type="float" office:value="10119">
                <text:p>101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80">
                <text:p>3880</text:p>
              </table:table-cell>
              <table:table-cell office:value-type="float" office:value="6424">
                <text:p>6424</text:p>
              </table:table-cell>
              <table:table-cell office:value-type="float" office:value="11777">
                <text:p>1177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050">
                <text:p>4050</text:p>
              </table:table-cell>
              <table:table-cell office:value-type="float" office:value="6740">
                <text:p>6740</text:p>
              </table:table-cell>
              <table:table-cell office:value-type="float" office:value="14793">
                <text:p>1479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330">
                <text:p>4330</text:p>
              </table:table-cell>
              <table:table-cell office:value-type="float" office:value="6429">
                <text:p>6429</text:p>
              </table:table-cell>
              <table:table-cell office:value-type="float" office:value="11632">
                <text:p>1163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300">
                <text:p>4300</text:p>
              </table:table-cell>
              <table:table-cell office:value-type="float" office:value="6960">
                <text:p>6960</text:p>
              </table:table-cell>
              <table:table-cell office:value-type="float" office:value="13213">
                <text:p>1321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79">
                <text:p>4479</text:p>
              </table:table-cell>
              <table:table-cell office:value-type="float" office:value="7793">
                <text:p>7793</text:p>
              </table:table-cell>
              <table:table-cell office:value-type="float" office:value="18562">
                <text:p>1856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92">
                <text:p>4692</text:p>
              </table:table-cell>
              <table:table-cell office:value-type="float" office:value="8173">
                <text:p>8173</text:p>
              </table:table-cell>
              <table:table-cell office:value-type="float" office:value="14635">
                <text:p>1463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33">
                <text:p>4633</text:p>
              </table:table-cell>
              <table:table-cell office:value-type="float" office:value="8107">
                <text:p>8107</text:p>
              </table:table-cell>
              <table:table-cell office:value-type="float" office:value="15579">
                <text:p>1557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70">
                <text:p>5070</text:p>
              </table:table-cell>
              <table:table-cell office:value-type="float" office:value="8706">
                <text:p>8706</text:p>
              </table:table-cell>
              <table:table-cell office:value-type="float" office:value="17151">
                <text:p>1715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764">
                <text:p>5764</text:p>
              </table:table-cell>
              <table:table-cell office:value-type="float" office:value="9961">
                <text:p>9961</text:p>
              </table:table-cell>
              <table:table-cell office:value-type="float" office:value="19084">
                <text:p>1908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01">
                <text:p>5801</text:p>
              </table:table-cell>
              <table:table-cell office:value-type="float" office:value="10293">
                <text:p>10293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882">
                <text:p>5882</text:p>
              </table:table-cell>
              <table:table-cell office:value-type="float" office:value="10310">
                <text:p>10310</text:p>
              </table:table-cell>
              <table:table-cell office:value-type="float" office:value="17254">
                <text:p>1725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29">
                <text:p>6329</text:p>
              </table:table-cell>
              <table:table-cell office:value-type="float" office:value="11189">
                <text:p>11189</text:p>
              </table:table-cell>
              <table:table-cell office:value-type="float" office:value="17990">
                <text:p>1799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60">
                <text:p>6960</text:p>
              </table:table-cell>
              <table:table-cell office:value-type="float" office:value="12225">
                <text:p>12225</text:p>
              </table:table-cell>
              <table:table-cell office:value-type="float" office:value="18258">
                <text:p>1825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74">
                <text:p>7574</text:p>
              </table:table-cell>
              <table:table-cell office:value-type="float" office:value="12416">
                <text:p>12416</text:p>
              </table:table-cell>
              <table:table-cell office:value-type="float" office:value="18376">
                <text:p>1837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222">
                <text:p>8222</text:p>
              </table:table-cell>
              <table:table-cell office:value-type="float" office:value="11949">
                <text:p>11949</text:p>
              </table:table-cell>
              <table:table-cell office:value-type="float" office:value="17740">
                <text:p>1774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08">
                <text:p>9008</text:p>
              </table:table-cell>
              <table:table-cell office:value-type="float" office:value="12663">
                <text:p>12663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678">
                <text:p>9678</text:p>
              </table:table-cell>
              <table:table-cell office:value-type="float" office:value="12896">
                <text:p>12896</text:p>
              </table:table-cell>
              <table:table-cell office:value-type="float" office:value="20282">
                <text:p>2028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362">
                <text:p>9362</text:p>
              </table:table-cell>
              <table:table-cell office:value-type="float" office:value="12564">
                <text:p>12564</text:p>
              </table:table-cell>
              <table:table-cell office:value-type="float" office:value="20205">
                <text:p>2020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032">
                <text:p>9032</text:p>
              </table:table-cell>
              <table:table-cell office:value-type="float" office:value="12272">
                <text:p>12272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78">
                <text:p>9478</text:p>
              </table:table-cell>
              <table:table-cell office:value-type="float" office:value="14029">
                <text:p>14029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558">
                <text:p>9558</text:p>
              </table:table-cell>
              <table:table-cell office:value-type="float" office:value="14008">
                <text:p>14008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110">
                <text:p>9110</text:p>
              </table:table-cell>
              <table:table-cell office:value-type="float" office:value="13744">
                <text:p>13744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2506">
                <text:p>12506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8410">
                <text:p>8410</text:p>
              </table:table-cell>
              <table:table-cell office:value-type="float" office:value="13538">
                <text:p>13538</text:p>
              </table:table-cell>
              <table:table-cell office:value-type="float" office:value="19775">
                <text:p>197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372">
                <text:p>8372</text:p>
              </table:table-cell>
              <table:table-cell office:value-type="float" office:value="13504">
                <text:p>13504</text:p>
              </table:table-cell>
              <table:table-cell office:value-type="float" office:value="19218">
                <text:p>1921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7514">
                <text:p>7514</text:p>
              </table:table-cell>
              <table:table-cell office:value-type="float" office:value="13114">
                <text:p>13114</text:p>
              </table:table-cell>
              <table:table-cell office:value-type="float" office:value="18692">
                <text:p>1869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7871">
                <text:p>7871</text:p>
              </table:table-cell>
              <table:table-cell office:value-type="float" office:value="12696">
                <text:p>12696</text:p>
              </table:table-cell>
              <table:table-cell office:value-type="float" office:value="19132">
                <text:p>1913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8339">
                <text:p>8339</text:p>
              </table:table-cell>
              <table:table-cell office:value-type="float" office:value="13324">
                <text:p>13324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084">
                <text:p>7084</text:p>
              </table:table-cell>
              <table:table-cell office:value-type="float" office:value="12603">
                <text:p>12603</text:p>
              </table:table-cell>
              <table:table-cell office:value-type="float" office:value="25355">
                <text:p>2535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874">
                <text:p>6874</text:p>
              </table:table-cell>
              <table:table-cell office:value-type="float" office:value="12376">
                <text:p>12376</text:p>
              </table:table-cell>
              <table:table-cell office:value-type="float" office:value="24530">
                <text:p>2453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546">
                <text:p>7546</text:p>
              </table:table-cell>
              <table:table-cell office:value-type="float" office:value="11858">
                <text:p>11858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7182">
                <text:p>7182</text:p>
              </table:table-cell>
              <table:table-cell office:value-type="float" office:value="11983">
                <text:p>11983</text:p>
              </table:table-cell>
              <table:table-cell office:value-type="float" office:value="28655">
                <text:p>286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230">
                <text:p>6230</text:p>
              </table:table-cell>
              <table:table-cell office:value-type="float" office:value="11407">
                <text:p>11407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6482">
                <text:p>6482</text:p>
              </table:table-cell>
              <table:table-cell office:value-type="float" office:value="11293">
                <text:p>11293</text:p>
              </table:table-cell>
              <table:table-cell office:value-type="float" office:value="27104">
                <text:p>2710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6894">
                <text:p>6894</text:p>
              </table:table-cell>
              <table:table-cell office:value-type="float" office:value="12256">
                <text:p>12256</text:p>
              </table:table-cell>
              <table:table-cell office:value-type="float" office:value="29440">
                <text:p>2944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7084">
                <text:p>7084</text:p>
              </table:table-cell>
              <table:table-cell office:value-type="float" office:value="12264">
                <text:p>1226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6874">
                <text:p>6874</text:p>
              </table:table-cell>
              <table:table-cell office:value-type="float" office:value="12159">
                <text:p>12159</text:p>
              </table:table-cell>
              <table:table-cell office:value-type="float" office:value="30464">
                <text:p>3046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252">
                <text:p>7252</text:p>
              </table:table-cell>
              <table:table-cell office:value-type="float" office:value="12600">
                <text:p>12600</text:p>
              </table:table-cell>
              <table:table-cell office:value-type="float" office:value="32736">
                <text:p>3273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182">
                <text:p>7182</text:p>
              </table:table-cell>
              <table:table-cell office:value-type="float" office:value="13629">
                <text:p>13629</text:p>
              </table:table-cell>
              <table:table-cell office:value-type="float" office:value="32576">
                <text:p>3257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140">
                <text:p>7140</text:p>
              </table:table-cell>
              <table:table-cell office:value-type="float" office:value="13432">
                <text:p>13432</text:p>
              </table:table-cell>
              <table:table-cell office:value-type="float" office:value="33056">
                <text:p>3305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252">
                <text:p>7252</text:p>
              </table:table-cell>
              <table:table-cell office:value-type="float" office:value="13110">
                <text:p>13110</text:p>
              </table:table-cell>
              <table:table-cell office:value-type="float" office:value="33824">
                <text:p>3382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7524">
                <text:p>7524</text:p>
              </table:table-cell>
              <table:table-cell office:value-type="float" office:value="13409">
                <text:p>13409</text:p>
              </table:table-cell>
              <table:table-cell office:value-type="float" office:value="35360">
                <text:p>3536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150">
                <text:p>7150</text:p>
              </table:table-cell>
              <table:table-cell office:value-type="float" office:value="13629">
                <text:p>13629</text:p>
              </table:table-cell>
              <table:table-cell office:value-type="float" office:value="36928">
                <text:p>3692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721">
                <text:p>6721</text:p>
              </table:table-cell>
              <table:table-cell office:value-type="float" office:value="13209">
                <text:p>13209</text:p>
              </table:table-cell>
              <table:table-cell office:value-type="float" office:value="37216">
                <text:p>3721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7184">
                <text:p>7184</text:p>
              </table:table-cell>
              <table:table-cell office:value-type="float" office:value="13328">
                <text:p>13328</text:p>
              </table:table-cell>
              <table:table-cell office:value-type="float" office:value="38368">
                <text:p>3836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8162">
                <text:p>8162</text:p>
              </table:table-cell>
              <table:table-cell office:value-type="float" office:value="14574">
                <text:p>14574</text:p>
              </table:table-cell>
              <table:table-cell office:value-type="float" office:value="40352">
                <text:p>4035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7616">
                <text:p>7616</text:p>
              </table:table-cell>
              <table:table-cell office:value-type="float" office:value="13743">
                <text:p>13743</text:p>
              </table:table-cell>
              <table:table-cell office:value-type="float" office:value="39744">
                <text:p>3974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682">
                <text:p>6682</text:p>
              </table:table-cell>
              <table:table-cell office:value-type="float" office:value="12810">
                <text:p>12810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23">
                <text:p>6323</text:p>
              </table:table-cell>
              <table:table-cell office:value-type="float" office:value="12756">
                <text:p>12756</text:p>
              </table:table-cell>
              <table:table-cell office:value-type="float" office:value="39488">
                <text:p>3948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5724">
                <text:p>5724</text:p>
              </table:table-cell>
              <table:table-cell office:value-type="float" office:value="11548">
                <text:p>11548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4236">
                <text:p>4236</text:p>
              </table:table-cell>
              <table:table-cell office:value-type="float" office:value="9260">
                <text:p>9260</text:p>
              </table:table-cell>
              <table:table-cell office:value-type="float" office:value="37984">
                <text:p>3798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3686">
                <text:p>3686</text:p>
              </table:table-cell>
              <table:table-cell office:value-type="float" office:value="9350">
                <text:p>9350</text:p>
              </table:table-cell>
              <table:table-cell office:value-type="float" office:value="37857">
                <text:p>3785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208">
                <text:p>3208</text:p>
              </table:table-cell>
              <table:table-cell office:value-type="float" office:value="9294">
                <text:p>9294</text:p>
              </table:table-cell>
              <table:table-cell office:value-type="float" office:value="39552">
                <text:p>3955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792">
                <text:p>2792</text:p>
              </table:table-cell>
              <table:table-cell office:value-type="float" office:value="8929">
                <text:p>8929</text:p>
              </table:table-cell>
              <table:table-cell office:value-type="float" office:value="39606">
                <text:p>3960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429">
                <text:p>2429</text:p>
              </table:table-cell>
              <table:table-cell office:value-type="float" office:value="8218">
                <text:p>8218</text:p>
              </table:table-cell>
              <table:table-cell office:value-type="float" office:value="39661">
                <text:p>3966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114">
                <text:p>2114</text:p>
              </table:table-cell>
              <table:table-cell office:value-type="float" office:value="7726">
                <text:p>7726</text:p>
              </table:table-cell>
              <table:table-cell office:value-type="float" office:value="39716">
                <text:p>3971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840">
                <text:p>1840</text:p>
              </table:table-cell>
              <table:table-cell office:value-type="float" office:value="7308">
                <text:p>7308</text:p>
              </table:table-cell>
              <table:table-cell office:value-type="float" office:value="39770">
                <text:p>3977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601">
                <text:p>1601</text:p>
              </table:table-cell>
              <table:table-cell office:value-type="float" office:value="6757">
                <text:p>6757</text:p>
              </table:table-cell>
              <table:table-cell office:value-type="float" office:value="39825">
                <text:p>39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99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514.33333333333">
                <text:p>7514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3cm" svg:y="1.405cm" svg:width="30.981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435">
                <text:p>19.43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1cm" svg:y="1.352cm" svg:width="31.42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5511736111111">
                <text:p>1.655117361111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9500520291363">
                <text:p>1.2950052029136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3917049744059">
                <text:p>1.3391704974405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960984095322">
                <text:p>1.2296098409532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6743373744228">
                <text:p>1.2674337374422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075333131495">
                <text:p>1.2407533313149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4741274870626">
                <text:p>1.2474127487062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711614007977">
                <text:p>1.1971161400797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6059539311939">
                <text:p>1.1605953931193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162247254544">
                <text:p>1.2516224725454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8135867809625">
                <text:p>1.2813586780962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320368259178">
                <text:p>1.1932036825917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303969737142">
                <text:p>1.1430396973714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720827124728">
                <text:p>1.2172082712472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716935226634">
                <text:p>1.2371693522663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609061758141">
                <text:p>1.3260906175814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384910437009">
                <text:p>1.2238491043700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9930578723759">
                <text:p>1.19930578723759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5770826806693">
                <text:p>1.2577082680669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32021286571718">
                <text:p>1.3202128657171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7596875775128">
                <text:p>1.2759687577512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0885977716187">
                <text:p>1.208859777161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7198742985468">
                <text:p>1.2719874298546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5068871149496">
                <text:p>1.1506887114949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6857533778947">
                <text:p>1.2685753377894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7907344111993">
                <text:p>1.1790734411199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595283168025">
                <text:p>1.159528316802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40243928472484">
                <text:p>1.4024392847248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377379880293">
                <text:p>1.1937737988029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7181774711113">
                <text:p>1.1718177471111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0823416703051">
                <text:p>1.3082341670305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2277386472895">
                <text:p>1.2227738647289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9058875159887">
                <text:p>1.1905887515988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6694236220204">
                <text:p>1.1669423622020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5165928908852">
                <text:p>1.2516592890885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8686271531">
                <text:p>1.22868627153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526303322299">
                <text:p>1.2352630332229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8435068295662">
                <text:p>1.2843506829566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5473724830916">
                <text:p>1.2547372483091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194407644665">
                <text:p>1.2619440764466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6273993501553">
                <text:p>1.0627399350155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402283628973">
                <text:p>1.0440228362897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689783015547">
                <text:p>1.0768978301554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2958585660133">
                <text:p>1.0295858566013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839101755475">
                <text:p>1.0683910175547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346335773123">
                <text:p>1.07346335773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449222350284">
                <text:p>1.0344922235028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900808873319431">
                <text:p>0.90080887331943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546897091342">
                <text:p>1.0354689709134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8203552709301">
                <text:p>1.0820355270930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00205141068123">
                <text:p>0.90020514106812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788826404333">
                <text:p>1.0278882640433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86225916308016">
                <text:p>0.8622591630801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341335478242">
                <text:p>1.053413354782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0.902696324940358">
                <text:p>0.90269632494035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826795139117703">
                <text:p>0.82679513911770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1890800713668">
                <text:p>1.1189080071366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5663274366505">
                <text:p>1.1566327436650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2871813184986">
                <text:p>1.0287181318498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4531266171895">
                <text:p>1.0453126617189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6572277834006">
                <text:p>1.0657227783400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0.96687236105719">
                <text:p>0.9668723610571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984946535539618">
                <text:p>0.98494653553961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4566565545384">
                <text:p>1.0456656554538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4775525173611">
                <text:p>1.0477552517361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0067418673033">
                <text:p>1.0006741867303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7811444638124">
                <text:p>1.0781144463812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79842323754117">
                <text:p>0.97984232375411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2535559981633">
                <text:p>1.0253555998163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0067418673033">
                <text:p>1.0006741867303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40625378253967">
                <text:p>0.94062537825396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5777227067298">
                <text:p>1.0577722706729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03059104945321">
                <text:p>0.90305910494532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37248285529512">
                <text:p>0.83724828552951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54055227836006">
                <text:p>0.85405522783600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85530921464223">
                <text:p>0.88553092146422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719124764357597">
                <text:p>0.71912476435759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806037820935448">
                <text:p>0.80603782093544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75771328879865">
                <text:p>0.7577132887986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771199422707769">
                <text:p>0.77119942270776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757">
                <text:p>2375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578.6666666667">
                <text:p>22578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